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Таблица1" style:family="table">
      <style:table-properties style:width="17.013cm" fo:margin-left="0cm" fo:margin-right="-0.011cm" table:align="margins"/>
    </style:style>
    <style:style style:name="Таблица1.A" style:family="table-column">
      <style:table-column-properties style:column-width="1.51cm" style:rel-column-width="856*"/>
    </style:style>
    <style:style style:name="Таблица1.B" style:family="table-column">
      <style:table-column-properties style:column-width="15.501cm" style:rel-column-width="8787*"/>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013cm" fo:margin-left="0cm" fo:margin-right="-0.011cm" table:align="margins"/>
    </style:style>
    <style:style style:name="Таблица2.A" style:family="table-column">
      <style:table-column-properties style:column-width="1.563cm" style:rel-column-width="886*"/>
    </style:style>
    <style:style style:name="Таблица2.B" style:family="table-column">
      <style:table-column-properties style:column-width="15.448cm" style:rel-column-width="8757*"/>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009cm" fo:text-align="center" style:justify-single-word="false" fo:text-indent="0cm" style:auto-text-indent="false"/>
      <style:text-properties fo:font-size="14pt" style:font-size-asian="14pt" style:font-size-complex="14pt"/>
    </style:style>
    <style:style style:name="P2" style:family="paragraph" style:parent-style-name="Standard">
      <style:paragraph-properties fo:margin-left="0cm" fo:margin-right="-0.009cm" fo:text-align="end" style:justify-single-word="false" fo:text-indent="0cm" style:auto-text-indent="false"/>
      <style:text-properties fo:font-size="14pt" style:font-size-asian="14pt" style:font-size-complex="14pt"/>
    </style:style>
    <style:style style:name="P3" style:family="paragraph" style:parent-style-name="Standard">
      <style:paragraph-properties fo:margin-left="0cm" fo:margin-right="-0.009cm" fo:text-indent="0cm" style:auto-text-indent="false"/>
      <style:text-properties fo:font-size="14pt" style:font-size-asian="14pt" style:font-size-complex="14pt"/>
    </style:style>
    <style:style style:name="P4" style:family="paragraph" style:parent-style-name="Heading_20_2">
      <style:paragraph-properties fo:margin-left="0cm" fo:margin-right="-0.009cm" fo:margin-top="0cm" fo:margin-bottom="0cm" fo:text-align="center" style:justify-single-word="false" fo:text-indent="0cm" style:auto-text-indent="false"/>
      <style:text-properties style:font-name="Times New Roman" fo:font-size="14pt" fo:font-style="normal" fo:font-weight="normal" style:font-size-asian="14pt" style:font-style-asian="normal" style:font-weight-asian="normal" style:font-name-complex="Times New Roman" style:font-size-complex="14pt"/>
    </style:style>
    <style:style style:name="P5" style:family="paragraph" style:parent-style-name="Standard">
      <style:paragraph-properties fo:margin-left="8.07cm" fo:margin-right="-0.009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0cm" fo:margin-right="-0.009cm" fo:text-align="center" style:justify-single-word="false" fo:text-indent="0cm" style:auto-text-indent="false"/>
    </style:style>
    <style:style style:name="P7" style:family="paragraph" style:parent-style-name="Contents_20_1">
      <style:paragraph-properties>
        <style:tab-stops>
          <style:tab-stop style:position="17.002cm" style:type="right" style:leader-style="dotted" style:leader-text="."/>
        </style:tab-stops>
      </style:paragraph-properties>
    </style:style>
    <style:style style:name="P8" style:family="paragraph" style:parent-style-name="Contents_20_2">
      <style:paragraph-properties>
        <style:tab-stops>
          <style:tab-stop style:position="16.503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16" style:family="paragraph" style:parent-style-name="Table_20_Heading">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Table_20_Contents">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list-style-name="L5"/>
    <style:style style:name="P23" style:family="paragraph" style:parent-style-name="Text_20_body">
      <style:paragraph-properties fo:line-height="150%"/>
      <style:text-properties fo:font-size="14pt" style:font-size-asian="14pt" style:font-size-complex="14pt"/>
    </style:style>
    <style:style style:name="P24" style:family="paragraph" style:parent-style-name="Text_20_body">
      <style:paragraph-properties fo:line-height="100%"/>
      <style:text-properties fo:font-size="14pt" style:font-size-asian="14pt" style:font-size-complex="14pt"/>
    </style:style>
    <style:style style:name="P25" style:family="paragraph" style:parent-style-name="Text_20_body" style:list-style-name="L6"/>
    <style:style style:name="P26" style:family="paragraph" style:parent-style-name="Text_20_body">
      <style:paragraph-properties fo:line-height="150%"/>
    </style:style>
    <style:style style:name="P27" style:family="paragraph" style:parent-style-name="Text_20_body" style:list-style-name="L7">
      <style:paragraph-properties fo:line-height="150%"/>
    </style:style>
    <style:style style:name="P28" style:family="paragraph" style:parent-style-name="Text_20_body">
      <style:paragraph-properties fo:line-height="100%"/>
      <style:text-properties fo:font-weight="normal" style:font-weight-asian="normal" style:font-weight-complex="normal"/>
    </style:style>
    <style:style style:name="P29" style:family="paragraph" style:parent-style-name="Text_20_body">
      <style:paragraph-properties fo:line-height="100%"/>
    </style:style>
    <style:style style:name="P30" style:family="paragraph">
      <style:paragraph-properties fo:text-align="center"/>
    </style:style>
    <style:style style:name="P31" style:family="paragraph" style:parent-style-name="Text_20_body">
      <style:paragraph-properties fo:margin-left="0cm" fo:margin-right="0cm" fo:line-height="100%" fo:text-indent="0cm" style:auto-text-indent="false"/>
    </style:style>
    <style:style style:name="P32" style:family="paragraph" style:parent-style-name="Text_20_body">
      <style:text-properties style:text-underline-style="none" fo:font-weight="normal" style:font-weight-asian="normal" style:font-weight-complex="normal"/>
    </style:style>
    <style:style style:name="P33" style:family="paragraph" style:parent-style-name="Table_20_Heading">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Table_20_Heading">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Table_20_Contents">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Table_20_Contents">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Heading_20_2">
      <style:paragraph-properties fo:break-before="page"/>
    </style:style>
    <style:style style:name="P38"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39" style:family="paragraph" style:parent-style-name="Text_20_body" style:list-style-name="L8">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41" style:family="paragraph" style:parent-style-name="Text_20_body" style:list-style-name="L9">
      <style:text-properties style:text-underline-style="solid" style:text-underline-width="auto" style:text-underline-color="font-color" fo:font-weight="bold" style:font-weight-asian="bold" style:font-weight-complex="bold"/>
    </style:style>
    <style:style style:name="P42" style:family="paragraph" style:parent-style-name="Text_20_body" style:list-style-name="L10">
      <style:paragraph-properties fo:margin-left="0cm" fo:margin-right="0cm" fo:text-indent="0cm" style:auto-text-indent="false">
        <style:tab-stops>
          <style:tab-stop style:position="1.305cm"/>
        </style:tab-stops>
      </style:paragraph-properties>
      <style:text-properties style:text-underline-style="solid" style:text-underline-width="auto" style:text-underline-color="font-color" fo:font-weight="bold" style:font-weight-asian="bold" style:font-weight-complex="bold"/>
    </style:style>
    <style:style style:name="P43" style:family="paragraph" style:parent-style-name="Text_20_body" style:list-style-name="L11">
      <style:paragraph-properties fo:margin-left="0cm" fo:margin-right="0cm" fo:text-indent="0cm" style:auto-text-indent="false"/>
      <style:text-properties style:text-underline-style="none" fo:font-weight="normal" style:font-weight-asian="normal" style:font-weight-complex="normal"/>
    </style:style>
    <style:style style:name="P44" style:family="paragraph" style:parent-style-name="Text_20_body" style:list-style-name="L12">
      <style:paragraph-properties fo:text-align="start" style:justify-single-word="false"/>
    </style:style>
    <style:style style:name="P45" style:family="paragraph" style:parent-style-name="Text_20_body" style:list-style-name="L12">
      <style:text-properties fo:font-weight="bold" style:font-weight-asian="bold"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ext_20_body" style:list-style-name="L13">
      <style:paragraph-properties fo:margin-left="0cm" fo:margin-right="0cm" fo:text-indent="0cm" style:auto-text-indent="false"/>
      <style:text-properties style:text-underline-style="none" fo:font-weight="bold" style:font-weight-asian="bold" style:font-weight-complex="bold"/>
    </style:style>
    <style:style style:name="P48" style:family="paragraph" style:parent-style-name="Text_20_body">
      <style:paragraph-properties fo:margin-left="0cm" fo:margin-right="0cm" fo:text-indent="0cm" style:auto-text-indent="false"/>
      <style:text-properties style:use-window-font-color="true" fo:font-size="14pt" fo:language="ru" fo:country="RU" fo:font-style="normal" style:text-underline-style="none" fo:font-weight="normal" style:font-name-asian="Times New Roman" style:font-size-asian="14pt" style:language-asian="none" style:country-asian="none" style:font-style-asian="normal" style:font-weight-asian="normal" style:font-name-complex="Times New Roman" style:font-size-complex="14pt" style:language-complex="ar" style:country-complex="SA" style:font-style-complex="normal" style:font-weight-complex="normal"/>
    </style:style>
    <style:style style:name="P49" style:family="paragraph" style:parent-style-name="Text_20_body" style:list-style-name="L13">
      <style:paragraph-properties fo:margin-left="0cm" fo:margin-right="0cm" fo:text-indent="0cm" style:auto-text-indent="false"/>
      <style:text-properties style:use-window-font-color="true" fo:font-size="14pt" fo:language="ru" fo:country="RU" fo:font-style="normal" style:text-underline-style="none" fo:font-weight="bold" style:font-name-asian="Times New Roman" style:font-size-asian="14pt" style:language-asian="none" style:country-asian="none" style:font-style-asian="normal" style:font-weight-asian="bold" style:font-name-complex="Times New Roman" style:font-size-complex="14pt" style:language-complex="ar" style:country-complex="SA" style:font-style-complex="normal" style:font-weight-complex="bold"/>
    </style:style>
    <style:style style:name="P50" style:family="paragraph" style:parent-style-name="Standard" style:list-style-name="L13">
      <style:paragraph-properties fo:margin-left="0cm" fo:margin-right="0.125cm" fo:margin-top="0.494cm" fo:margin-bottom="0.494cm" fo:line-height="150%" fo:text-align="start" style:justify-single-word="false" fo:orphans="0" fo:widows="0" fo:text-indent="0cm" style:auto-text-indent="false">
        <style:tab-stops>
          <style:tab-stop style:position="1.27cm"/>
        </style:tab-stops>
      </style:paragraph-properties>
      <style:text-properties style:use-window-font-color="true" fo:font-size="14pt" fo:language="ru" fo:country="RU" fo:font-style="normal" style:text-underline-style="none" fo:font-weight="normal" style:font-name-asian="Times New Roman" style:font-size-asian="14pt" style:language-asian="none" style:country-asian="none" style:font-style-asian="normal" style:font-weight-asian="normal" style:font-name-complex="Times New Roman" style:font-size-complex="14pt" style:language-complex="ar" style:country-complex="SA" style:font-style-complex="normal" style:font-weight-complex="normal"/>
    </style:style>
    <style:style style:name="P51" style:family="paragraph" style:parent-style-name="Standard" style:list-style-name="L13">
      <style:paragraph-properties fo:margin-left="0cm" fo:margin-right="0.125cm" fo:margin-top="0.494cm" fo:margin-bottom="0.494cm" fo:line-height="150%" fo:text-align="start" style:justify-single-word="false" fo:orphans="0" fo:widows="0" fo:text-indent="0cm" style:auto-text-indent="false">
        <style:tab-stops>
          <style:tab-stop style:position="1.27cm"/>
        </style:tab-stops>
      </style:paragraph-properties>
    </style:style>
    <style:style style:name="P52" style:family="paragraph" style:parent-style-name="Standard" style:list-style-name="L13">
      <style:paragraph-properties fo:margin-left="0cm" fo:margin-right="0.125cm" fo:margin-top="0.494cm" fo:margin-bottom="0.494cm" fo:line-height="150%" fo:keep-together="auto" fo:orphans="0" fo:widows="0"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none" style:country-asian="none" style:font-weight-asian="normal" style:font-name-complex="Times New Roman" style:font-size-complex="14pt" style:language-complex="ar" style:country-complex="SA" style:font-weight-complex="normal"/>
    </style:style>
    <style:style style:name="P53" style:family="paragraph" style:parent-style-name="Text_20_body" style:list-style-name="L14"/>
    <style:style style:name="P54" style:family="paragraph" style:parent-style-name="Standard">
      <style:paragraph-properties fo:margin-left="0cm" fo:margin-right="0cm" fo:line-height="140%" fo:text-align="justify" style:justify-single-word="false" fo:text-indent="1.251cm" style:auto-text-indent="false"/>
    </style:style>
    <style:style style:name="P55" style:family="paragraph" style:parent-style-name="Standard">
      <style:paragraph-properties fo:margin-left="0cm" fo:margin-right="0cm" fo:line-height="140%" fo:text-align="justify" style:justify-single-word="false" fo:text-indent="1.251cm" style:auto-text-indent="false"/>
      <style:text-properties fo:font-size="14pt" style:font-size-asian="14pt" style:font-size-complex="14pt"/>
    </style:style>
    <style:style style:name="P56" style:family="paragraph" style:parent-style-name="Standard">
      <style:paragraph-properties fo:margin-left="0cm" fo:margin-right="0cm" fo:line-height="140%" fo:text-indent="1.251cm" style:auto-text-indent="false"/>
      <style:text-properties fo:font-size="14pt" style:font-size-asian="14pt"/>
    </style:style>
    <style:style style:name="P57" style:family="paragraph" style:parent-style-name="Standard" style:list-style-name="L15">
      <style:paragraph-properties fo:margin-left="1.886cm" fo:margin-right="0cm" fo:line-height="140%" fo:text-indent="0cm" style:auto-text-indent="false"/>
      <style:text-properties fo:font-size="14pt" style:font-size-asian="14pt"/>
    </style:style>
    <style:style style:name="P58" style:family="paragraph" style:parent-style-name="Standard" style:list-style-name="L15">
      <style:paragraph-properties fo:margin-left="1.886cm" fo:margin-right="0cm" fo:line-height="140%" fo:text-indent="0cm" style:auto-text-indent="false"/>
    </style:style>
    <style:style style:name="P59" style:family="paragraph" style:parent-style-name="Standard" style:list-style-name="L15">
      <style:paragraph-properties fo:margin-left="1.886cm" fo:margin-right="0cm" fo:line-height="140%" fo:text-indent="0cm" style:auto-text-indent="false"/>
      <style:text-properties fo:font-size="14pt" style:font-size-asian="14pt" style:font-size-complex="14pt"/>
    </style:style>
    <style:style style:name="P60" style:family="paragraph" style:parent-style-name="Standard">
      <style:paragraph-properties fo:margin-left="0cm" fo:margin-right="0cm" fo:line-height="140%" fo:text-indent="0cm" style:auto-text-indent="false"/>
      <style:text-properties fo:font-size="14pt" style:font-size-asian="14pt" style:font-size-complex="14pt"/>
    </style:style>
    <style:style style:name="P61" style:family="paragraph" style:parent-style-name="Standard" style:list-style-name="L16">
      <style:paragraph-properties fo:margin-left="0cm" fo:margin-right="0cm" fo:line-height="140%" fo:text-indent="1.251cm" style:auto-text-indent="false"/>
      <style:text-properties style:text-underline-style="none" fo:font-weight="normal" style:font-weight-asian="normal" style:font-weight-complex="normal"/>
    </style:style>
    <style:style style:name="P62" style:family="paragraph" style:parent-style-name="Standard" style:list-style-name="L16">
      <style:paragraph-properties fo:margin-left="0cm" fo:margin-right="0cm" fo:line-height="140%" fo:text-indent="1.251cm" style:auto-text-indent="false"/>
      <style:text-properties fo:font-size="14pt" style:text-underline-style="none" fo:font-weight="normal" style:font-size-asian="14pt" style:font-weight-asian="normal" style:font-size-complex="14pt" style:font-weight-complex="normal"/>
    </style:style>
    <style:style style:name="P63" style:family="paragraph" style:parent-style-name="Standard">
      <style:paragraph-properties fo:margin-left="0cm" fo:margin-right="0cm" fo:line-height="140%" fo:text-indent="1.251cm" style:auto-text-indent="false"/>
      <style:text-properties fo:font-size="14pt" style:text-underline-style="none" fo:font-weight="normal" style:font-size-asian="14pt" style:font-weight-asian="normal" style:font-size-complex="14pt" style:font-weight-complex="normal"/>
    </style:style>
    <style:style style:name="P64" style:family="paragraph" style:parent-style-name="Standard" style:list-style-name="L17">
      <style:paragraph-properties fo:margin-left="0cm" fo:margin-right="0cm" fo:line-height="140%" fo:text-indent="1.251cm" style:auto-text-indent="false"/>
      <style:text-properties fo:font-size="14pt" style:text-underline-style="none" fo:font-weight="normal" style:font-size-asian="14pt" style:font-weight-asian="normal" style:font-size-complex="14pt" style:font-weight-complex="normal"/>
    </style:style>
    <style:style style:name="P65" style:family="paragraph" style:parent-style-name="Standard" style:list-style-name="L18">
      <style:paragraph-properties fo:margin-left="0cm" fo:margin-right="0cm" fo:line-height="140%" fo:text-indent="1.251cm" style:auto-text-indent="false"/>
      <style:text-properties fo:font-size="14pt" style:text-underline-style="none" fo:font-weight="normal" style:font-size-asian="14pt" style:font-weight-asian="normal" style:font-size-complex="14pt" style:font-weight-complex="normal"/>
    </style:style>
    <style:style style:name="P66" style:family="paragraph" style:parent-style-name="Standard">
      <style:paragraph-properties fo:margin-left="0cm" fo:margin-right="0cm" fo:line-height="140%" fo:text-indent="1.251cm" style:auto-text-indent="false" fo:break-before="page"/>
      <style:text-properties fo:font-size="14pt" style:text-underline-style="none" fo:font-weight="normal" style:font-size-asian="14pt" style:font-weight-asian="normal" style:font-size-complex="14pt" style:font-weight-complex="normal"/>
    </style:style>
    <style:style style:name="P67" style:family="paragraph" style:parent-style-name="Standard" style:list-style-name="L19">
      <style:paragraph-properties fo:margin-left="0cm" fo:margin-right="0cm" fo:line-height="140%" fo:text-indent="1.251cm" style:auto-text-indent="false"/>
      <style:text-properties fo:font-size="14pt" style:text-underline-style="none"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use-window-font-color="true" fo:font-size="14pt" fo:language="ru" fo:country="RU" fo:font-style="normal" style:font-name-asian="Times New Roman" style:font-size-asian="14pt" style:language-asian="none" style:country-asian="none" style:font-style-asian="normal" style:font-name-complex="Times New Roman" style:font-size-complex="14pt" style:language-complex="ar" style:country-complex="SA" style:font-style-complex="normal"/>
    </style:style>
    <style:style style:name="T10" style:family="text">
      <style:text-properties style:use-window-font-color="true" fo:font-size="14pt" fo:language="ru" fo:country="RU" fo:font-style="normal" fo:font-weight="normal" style:font-name-asian="Times New Roman" style:font-size-asian="14pt" style:language-asian="none" style:country-asian="none" style:font-style-asian="normal" style:font-weight-asian="normal" style:font-name-complex="Times New Roman" style:font-size-complex="14pt" style:language-complex="ar" style:country-complex="SA" style:font-style-complex="normal" style:font-weight-complex="normal"/>
    </style:style>
    <style:style style:name="T11" style:family="text">
      <style:text-properties style:use-window-font-color="true" fo:font-size="14pt" fo:language="ru" fo:country="RU" fo:font-style="normal" style:text-underline-style="none" fo:font-weight="bold" style:font-name-asian="Times New Roman" style:font-size-asian="14pt" style:language-asian="none" style:country-asian="none" style:font-style-asian="normal" style:font-weight-asian="bold" style:font-name-complex="Times New Roman" style:font-size-complex="14pt" style:language-complex="ar" style:country-complex="SA" style:font-style-complex="normal" style:font-weight-complex="bold"/>
    </style:style>
    <style:style style:name="T12" style:family="text">
      <style:text-properties style:use-window-font-color="true" fo:font-size="14pt" fo:language="ru" fo:country="RU" fo:font-style="normal" style:text-underline-style="none" fo:font-weight="normal" style:font-name-asian="Times New Roman" style:font-size-asian="14pt" style:language-asian="none" style:country-asian="none" style:font-style-asian="normal" style:font-weight-asian="normal" style:font-name-complex="Times New Roman" style:font-size-complex="14pt" style:language-complex="ar" style:country-complex="SA" style:font-style-complex="normal" style:font-weight-complex="normal"/>
    </style:style>
    <style:style style:name="T13" style:family="text">
      <style:text-properties fo:font-size="14pt" style:font-size-asian="14pt"/>
    </style:style>
    <style:style style:name="T14" style:family="text">
      <style:text-properties fo:font-size="14pt" fo:language="en" fo:country="US" style:font-size-asian="14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cm" text:min-label-width="0.635cm"/>
      </text:list-level-style-number>
      <text:list-level-style-number text:level="2" text:style-name="Numbering_20_Symbols" style:num-suffix="." style:num-format="1">
        <style:list-level-properties text:space-before="1.9cm" text:min-label-width="0.635cm"/>
      </text:list-level-style-number>
      <text:list-level-style-number text:level="3" text:style-name="Numbering_20_Symbols" style:num-suffix="." style:num-format="1">
        <style:list-level-properties text:space-before="3.17cm" text:min-label-width="0.635cm"/>
      </text:list-level-style-number>
      <text:list-level-style-number text:level="4" text:style-name="Numbering_20_Symbols" style:num-suffix="." style:num-format="1">
        <style:list-level-properties text:space-before="4.44cm" text:min-label-width="0.635cm"/>
      </text:list-level-style-number>
      <text:list-level-style-number text:level="5" text:style-name="Numbering_20_Symbols" style:num-suffix="." style:num-format="1">
        <style:list-level-properties text:space-before="5.71cm" text:min-label-width="0.635cm"/>
      </text:list-level-style-number>
      <text:list-level-style-number text:level="6" text:style-name="Numbering_20_Symbols" style:num-suffix="." style:num-format="1">
        <style:list-level-properties text:space-before="6.98cm" text:min-label-width="0.635cm"/>
      </text:list-level-style-number>
      <text:list-level-style-number text:level="7" text:style-name="Numbering_20_Symbols" style:num-suffix="." style:num-format="1">
        <style:list-level-properties text:space-before="8.25cm" text:min-label-width="0.635cm"/>
      </text:list-level-style-number>
      <text:list-level-style-number text:level="8" text:style-name="Numbering_20_Symbols" style:num-suffix="." style:num-format="1">
        <style:list-level-properties text:space-before="9.52cm" text:min-label-width="0.635cm"/>
      </text:list-level-style-number>
      <text:list-level-style-number text:level="9" text:style-name="Numbering_20_Symbols" style:num-suffix="." style:num-format="1">
        <style:list-level-properties text:space-before="10.79cm" text:min-label-width="0.635cm"/>
      </text:list-level-style-number>
      <text:list-level-style-number text:level="10" text:style-name="Numbering_20_Symbols" style:num-suffix="." style:num-format="1">
        <style:list-level-properties text:space-before="12.06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marker-end="Arrow" draw:textarea-horizontal-align="center" draw:textarea-vertical-align="middle" style:run-through="foreground"/>
    </style:style>
    <style:style style:name="gr4" style:family="graphic">
      <style:graphic-properties draw:marker-start="" draw:marker-end="Arrow" draw:textarea-horizontal-align="center" draw:textarea-vertical-align="middle" style:run-through="foreground"/>
    </style:style>
    <style:style style:name="gr5" style:family="graphic">
      <style:graphic-properties draw:marker-start="Arrow"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justify" draw:textarea-vertical-align="middle" draw:auto-grow-height="false" fo:min-height="0cm" fo:min-width="0cm" style:run-through="foreground"/>
    </style:style>
    <style:style style:name="gr8" style:family="graphic">
      <style:graphic-properties draw:marker-start="" draw:marker-end="Arrow" draw:marker-end-width="0.3cm"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нститут Менеджмента и Информационных Технологий</text:p>
      <text:p text:style-name="P1">Филиал Санкт-Петербургского Государственного Политехнического Университета</text:p>
      <text:p text:style-name="P1"/>
      <text:p text:style-name="P1"/>
      <text:p text:style-name="P1"/>
      <text:p text:style-name="P1"/>
      <text:p text:style-name="P1"/>
      <text:p text:style-name="P1"/>
      <text:p text:style-name="P2">Кафедра: ПО ВТ и АС</text:p>
      <text:p text:style-name="P2">Дисциплина: ПЯВУ</text:p>
      <text:p text:style-name="P3"/>
      <text:p text:style-name="P3"/>
      <text:p text:style-name="P3"/>
      <text:p text:style-name="P3"/>
      <text:p text:style-name="P3"/>
      <text:p text:style-name="P3"/>
      <text:p text:style-name="P1">Пояснительная записка</text:p>
      <text:p text:style-name="P1">к курсовому проекту</text:p>
      <text:p text:style-name="P1">«Графический файловый менеджер»</text:p>
      <text:h text:style-name="P4" text:outline-level="2"/>
      <text:p text:style-name="P1"/>
      <text:p text:style-name="P1"/>
      <text:p text:style-name="P1"/>
      <text:p text:style-name="P1"/>
      <text:p text:style-name="P1"/>
      <text:p text:style-name="P2"/>
      <text:p text:style-name="P2"/>
      <text:p text:style-name="P2"/>
      <text:p text:style-name="P2"/>
      <text:p text:style-name="P2"/>
      <text:p text:style-name="P5"/>
      <text:p text:style-name="P5">Выполнил: студент гр. 0.251</text:p>
      <text:p text:style-name="P5">Кошелев Игорь Игоревич</text:p>
      <text:p text:style-name="P5">Принял:</text:p>
      <text:p text:style-name="P2"/>
      <text:p text:style-name="P2"/>
      <text:p text:style-name="P2"/>
      <text:p text:style-name="P2"/>
      <text:p text:style-name="P2"/>
      <text:p text:style-name="P2"/>
      <text:p text:style-name="P2"/>
      <text:p text:style-name="P2"/>
      <text:p text:style-name="P2"/>
      <text:p text:style-name="P2"/>
      <text:p text:style-name="P6"><text:span text:style-name="T1">Череповец, 2006 г.</text:span></text:p>
      <text:p text:style-name="P1"/>
      <text:h text:style-name="Heading_20_1" text:outline-level="1">Содержание:</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Содержание:<text:tab/>2</text:p>
          <text:p text:style-name="P7">1. Введение, постановка задачи<text:tab/>3</text:p>
          <text:p text:style-name="P7">2. Краткая теория<text:tab/>3</text:p>
          <text:p text:style-name="P8">Копирование участков экрана<text:tab/>3</text:p>
          <text:p text:style-name="P8">Динамическая память<text:tab/>4</text:p>
          <text:p text:style-name="P8">Связные списки<text:tab/>5</text:p>
          <text:p text:style-name="P7">3. Описание программы<text:tab/>5</text:p>
          <text:p text:style-name="P8">Описание логической структуры<text:tab/>5</text:p>
          <text:p text:style-name="P8">Математическая модель<text:tab/>6</text:p>
          <text:p text:style-name="P8">Описание входных и выходных данных<text:tab/>6</text:p>
          <text:p text:style-name="P8">Описание внутренних и внешних структур данных<text:tab/>6</text:p>
          <text:p text:style-name="P8">Описание функционирования програмы с точки зрения пользователя<text:tab/>10</text:p>
          <text:p text:style-name="P8">Функциональная схема (с т.з. пользователя)<text:tab/>10</text:p>
          <text:p text:style-name="P8">Схема внутреннего функционирования программы (упрощенно):<text:tab/>12</text:p>
        </text:index-body>
      </text:table-of-content>
      <text:p text:style-name="Text_20_body"/>
      <text:h text:style-name="P9" text:outline-level="1">1. Введение, постановка задачи</text:h>
      <text:p text:style-name="Text_20_body">Наименование программы: графический файловый менеджер. </text:p>
      <text:p text:style-name="Text_20_body">Файловый менеджер – служебная программа, помогающая прозводить различные операции с файлами на жестких или гибких дисках персонального компьютера. Была поставлена задача разработать программу , имеющую следующий список отличительных характеристик:</text:p>
      <text:list text:style-name="L2">
        <text:list-item>
          <text:p text:style-name="P10">Графический интерфейс;</text:p>
        </text:list-item>
        <text:list-item>
          <text:p text:style-name="P10">Поддержка мыши;</text:p>
        </text:list-item>
        <text:list-item>
          <text:p text:style-name="P10">Поддержка нескольких независимых окон;</text:p>
        </text:list-item>
        <text:list-item>
          <text:p text:style-name="P10">Стандартные возможности копирования, удаления, перемещения файлов, запуска исполняемых файлов.</text:p>
        </text:list-item>
        <text:list-item>
          <text:p text:style-name="P10">Встроенное средство просмотра различных типов файлов (текстовых и графических);</text:p>
        </text:list-item>
        <text:list-item>
          <text:p text:style-name="P10">Поддержка длинных имен файлов.</text:p>
          <text:p text:style-name="P10">Все поставленные задачи были выполнены.</text:p>
        </text:list-item>
      </text:list>
      <text:h text:style-name="Heading_20_1" text:outline-level="1" text:is-list-header="true">2. Краткая теория</text:h>
      <text:h text:style-name="Heading_20_2" text:outline-level="2">Копирование участков экрана</text:h>
      <text:p text:style-name="Text_20_body">Для создание возможности работать с несколькими окнами без потери информации в программе широко используется сохранение как области экрана <text:s/>под окном, так и области экрана самого окна, а также обратный вывод этих участков на экран в нужной последовательности. Для этого применяются команды GetImage и PutImage модуля Graph;</text:p>
      <text:p text:style-name="P11">Procedure GetImage(X1, Y1, X2, Y2 : Integer; Var BitMap);</text:p>
      <text:p text:style-name="P12">Параметры X1, Y1, X2 и Y2 определяют прямоугольную область на экране. BitMap - нетипизированный параметр, который должен быть больше или равен 6 плюс количество памяти, занимамой изображением в данной области. Первые два слова в BitMap содержат ширину и высоту области. Третье слово зарезервировано.</text:p>
      <text:p text:style-name="P12">Оставшаяся часть памяти в BitMap используется для хранения двоичного образа данного участка изображения. Используйте функцию ImageSize, чтобы определить необходимый размер параметра BitMap.</text:p>
      <text:p text:style-name="P11"><text:s text:c="2"/>Procedure PutImage(X, Y : Integer; var BitMap; BitBlt : Word);</text:p>
      <text:p text:style-name="P12"><text:s/>PutImage (X, Y, BitMap, NormalPut) помещает на экран изображение, сохраненное в BitMap с позиции (X, Y) используя команду ассемблера MOV для каждого байта в изображении.</text:p>
      <text:h text:style-name="Heading_20_2" text:outline-level="2">Динамическая память</text:h>
      <text:p text:style-name="P13">Для хранения изображений окон, временных участков экрана, списков файлов и тому подобного в программе используется механизм динамической памяти. В режиме Protected, в котором и рекомендуется компилировать данную программу, доступный объем памяти составляет 16 Мб. Выделение и освобождение памяти выполняется командами GetMem и FreeMem.</text:p>
      <text:p text:style-name="P14">GetMem <text:s/>(процедура)</text:p>
      <text:p text:style-name="P13">Создает динамическую переменную определенного размера и записываетее адрес в памяти в указательную переменную. Самый большой блок, который может быть безопасно распределен в куче равен 65,528 байт (64K-$8).</text:p>
      <text:p text:style-name="P14">FreeMem <text:s/>(процедура)</text:p>
      <text:p text:style-name="P13"><text:s/>Освобождает память, занятую динамической переменной данного размера.</text:p>
      <text:p text:style-name="P14">Указатели</text:p>
      <text:p text:style-name="P15">Для работы с динамической памятью используются переменные типа Pointer. </text:p>
      <text:p text:style-name="P15">Переменная указательного типа содержит адрес в памяти динамической переменной определенного типа. Стоит заметить, что теорию обычно никто не читает. Предопределенный тип Pointer обозначает нетипизированный указатель (указатель который не указывает на какой-либо определенный тип).</text:p>
      <text:p text:style-name="P15"/>
      <text:h text:style-name="Heading_20_2" text:outline-level="2">Связные списки</text:h>
      <text:p text:style-name="Text_20_body">Для хранения таблиц файлов в программе используются динамические «двухсторонние» связные списки, то есть такие структуры, которые предусматривают последовательный переход от одного элемента к следующему или предыдущему.</text:p>
      <text:h text:style-name="Heading_20_1" text:outline-level="1">3. Описание программы</text:h>
      <text:h text:style-name="Heading_20_2" text:outline-level="2">Описание логической структуры</text:h>
      <text:p text:style-name="Text_20_body">В программе можно выделить несколько наиболее общих блоков. Более подробно их взаимодействие будет разобрано ниже.</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6">1</text:p>
            </table:table-cell>
            <table:table-cell table:style-name="Таблица1.B1" office:value-type="string">
              <text:p text:style-name="Text_20_body">Интерфейсный блок</text:p>
            </table:table-cell>
          </table:table-row>
        </table:table-header-rows>
        <table:table-row>
          <table:table-cell table:style-name="Таблица1.A2" office:value-type="string">
            <text:p text:style-name="P17">2</text:p>
          </table:table-cell>
          <table:table-cell table:style-name="Таблица1.B2" office:value-type="string">
            <text:p text:style-name="P18">Блок загрузки и инициализации</text:p>
          </table:table-cell>
        </table:table-row>
        <table:table-row>
          <table:table-cell table:style-name="Таблица1.A2" office:value-type="string">
            <text:p text:style-name="P17">3</text:p>
          </table:table-cell>
          <table:table-cell table:style-name="Таблица1.B2" office:value-type="string">
            <text:p text:style-name="P18">Блок поддержки многооконности и переключения задач </text:p>
          </table:table-cell>
        </table:table-row>
        <table:table-row>
          <table:table-cell table:style-name="Таблица1.A2" office:value-type="string">
            <text:p text:style-name="P17">4</text:p>
          </table:table-cell>
          <table:table-cell table:style-name="Таблица1.B2" office:value-type="string">
            <text:p text:style-name="P18">Блок работы с файлами</text:p>
          </table:table-cell>
        </table:table-row>
        <table:table-row>
          <table:table-cell table:style-name="Таблица1.A2" office:value-type="string">
            <text:p text:style-name="P17">5</text:p>
          </table:table-cell>
          <table:table-cell table:style-name="Таблица1.B2" office:value-type="string">
            <text:p text:style-name="P18">Блоки – обработчики конкретных окон </text:p>
          </table:table-cell>
        </table:table-row>
      </table:table>
      <text:p text:style-name="P13"/>
      <text:p text:style-name="Text_20_body">Интерфейсный блок – содержит подпрограммы вывода на экран окон, кнопок, текста, рисунков, инициализации и получения координат мыши, централизованного получения скан-кодов клавиш с клавиатуры.</text:p>
      <text:p text:style-name="Text_20_body">Блок загрузки и инициализации – загрузка графических файлов, инициализация массивов окон и кнопок, инициализация основных переменных, загрузка палитр в память и т.д.</text:p>
      <text:p text:style-name="Text_20_body">Блок поддержки многооконности и переключения задач – этот блок также можно считать управляющим – здесь содержатся процедуры управления порядком окон, правильным отображением, переключением и уничтожением окон, передачу управления и предоставление входных данных для обработчиков конкретных окон.</text:p>
      <text:p text:style-name="Text_20_body">Блок работы с файлами – достаточно важный блок-- процедуры получения списков файлов и папок, поддержка длинных имен, процедуры запуска, переименования, копирования, удаления файлов, создания и удаления папок.</text:p>
      <text:p text:style-name="Text_20_body">Блоки – обработчики конкретных окон – реализуют инициализацию и работу каждого конкретного окна (подзадачи). Сюда входят блоки</text:p>
      <text:list text:style-name="L3">
        <text:list-item>
          <text:p text:style-name="P19">главного окна – файлового менеджера;</text:p>
        </text:list-item>
        <text:list-item>
          <text:p text:style-name="P19">окна просмотрщика файлов;</text:p>
        </text:list-item>
        <text:list-item>
          <text:p text:style-name="P19">окна вывода сообщений и запросов;</text:p>
        </text:list-item>
        <text:list-item>
          <text:p text:style-name="P19">окна игры «Виселица».</text:p>
        </text:list-item>
      </text:list>
      <text:h text:style-name="Heading_20_2" text:outline-level="2">Математическая модель</text:h>
      <text:p text:style-name="Text_20_body">Выраженная математическая модель отсутствует.</text:p>
      <text:h text:style-name="Heading_20_2" text:outline-level="2">Описание входных и выходных данных</text:h>
      <text:p text:style-name="Text_20_body">Входные данные – это управляющие скан-коды клавиш с клавиатуры, вводимые пользователем, и данные опроса мыши, получаемые от ее драйвера. С помощью клавиатуры осуществляется передвижение по спискам файлов, вызов действий над ними, ввод имен новых папок и переименовываемых файлов, буквы в игре «Виселица». Также к входным данным можно причислить файлы, с которыми работает пользователь посредством данной программы, так как программа позволяет осуществить их загрузку (ввод) и отображение на экране.</text:p>
      <text:p text:style-name="Text_20_body">С помощью мыши осуществляется переключение окон, работа с экранными кнопками, вызов и премещение по меню</text:p>
      <text:p text:style-name="Text_20_body">К выходным данным относится информация, отображаемая на экране и файлы, создаваемы в процессе работы с програмой, например:</text:p>
      <text:list text:style-name="L4">
        <text:list-item>
          <text:p text:style-name="P20">новые папки</text:p>
        </text:list-item>
        <text:list-item>
          <text:p text:style-name="P20">скопированные файлы</text:p>
        </text:list-item>
      </text:list>
      <text:h text:style-name="Heading_20_2" text:outline-level="2" text:is-list-header="true">Описание внутренних и внешних структур данных</text:h>
      <text:p text:style-name="Text_20_body"/>
      <text:p text:style-name="Text_20_body"/>
      <text:p text:style-name="P21">Внутренние структуры:</text:p>
      <text:p text:style-name="Text_20_body">К внутренним структурам можно отнести пользовательские типы данных и имеющуюся систему переменных.</text:p>
      <text:list text:style-name="L5">
        <text:list-item>
          <text:p text:style-name="P22"><text:span text:style-name="T2">WindowType</text:span> – тип данных типа «запись», описывающий окна в программе. Содержит координаты, размеры окна, его название, ссылку на значок (иконку), указатели на передние и задние повержности окна и переменные, хранящие их размер соответсвенно.</text:p>
        </text:list-item>
      </text:list>
      <text:p text:style-name="P23">type windowtype=record</text:p>
      <text:p text:style-name="P23"><text:s text:c="5"/>x,y,h,w:integer;</text:p>
      <text:p text:style-name="P23"><text:s text:c="5"/>caption:string;</text:p>
      <text:p text:style-name="P23"><text:s text:c="5"/>active:integer;</text:p>
      <text:p text:style-name="P23"><text:s text:c="5"/>icon:integer;</text:p>
      <text:p text:style-name="P23"><text:s text:c="5"/>wc1,wc2,bc1,bc2:pointer;</text:p>
      <text:p text:style-name="P23"><text:s text:c="5"/>ws1,ws2,bs1,bs2:word;</text:p>
      <text:p text:style-name="P23">end;</text:p>
      <text:p text:style-name="P24"/>
      <text:list text:style-name="L6">
        <text:list-header>
          <text:p text:style-name="P25">2. <text:s/><text:span text:style-name="T2">ButtonsType </text:span>– тип данных типа «запись», описывающий кнопки в программе, содержит координаты, размеры, указание шрифта и его размеров, смещение текста относительно верхнего края, название кнопки и флаг относительности, заставляющий кнопку обрабатываться учетом координат текущего окна.</text:p>
        </text:list-header>
      </text:list>
      <text:p text:style-name="P26">buttonstype=record</text:p>
      <text:p text:style-name="P26"><text:s text:c="5"/>x,y,h,w,bw,pic:integer;</text:p>
      <text:p text:style-name="P26"><text:s text:c="5"/>ft,fs,dw:integer;</text:p>
      <text:p text:style-name="P26"><text:s text:c="5"/>text:string;</text:p>
      <text:p text:style-name="P26"><text:s text:c="5"/>rel:byte;</text:p>
      <text:p text:style-name="P26"/>
      <text:list text:style-name="L7">
        <text:list-header>
          <text:p text:style-name="P27">3<text:span text:style-name="T3">. </text:span><text:span text:style-name="T2">PFT – pointer file type</text:span><text:span text:style-name="T4"> –</text:span><text:span text:style-name="T5"> тип данных вида «запись», составляющий основу динамических списков данных, использующихся для хранения содержмого текущих папок (двух). Данный тип содержит номер файла по порядку, имя, название (длинное имя, если поддерживается или копию имени), расширение, дату и время модификации, признаки каталога, только для чтения, скрытости, а также элементы next и prev, являющиеся указателями на предыдущий и следующий элемент связного списка.</text:span></text:p>
        </text:list-header>
      </text:list>
      <text:p text:style-name="P28">Type pft=^filestype;</text:p>
      <text:p text:style-name="P28">filestype=record</text:p>
      <text:p text:style-name="P28"><text:s text:c="4"/>index:integer;</text:p>
      <text:p text:style-name="P28"><text:s text:c="4"/>name:string[12];</text:p>
      <text:p text:style-name="P28"><text:s text:c="4"/>capt:string;</text:p>
      <text:p text:style-name="P28"><text:s text:c="4"/>ext:string[3];</text:p>
      <text:p text:style-name="P28"><text:s text:c="4"/>size:longint;</text:p>
      <text:p text:style-name="P28"><text:s text:c="4"/>date:string[10];</text:p>
      <text:p text:style-name="P28"><text:s text:c="4"/>time:string[6];</text:p>
      <text:p text:style-name="P28"><text:s text:c="4"/>adir:boolean;</text:p>
      <text:p text:style-name="P28"><text:s text:c="4"/>aro:boolean;</text:p>
      <text:p text:style-name="P28"><text:s text:c="4"/>ahd:boolean;</text:p>
      <text:p text:style-name="P28"><text:s text:c="4"/>next:pft;</text:p>
      <text:p text:style-name="P28"><text:s text:c="4"/>prev:pft;</text:p>
      <text:p text:style-name="P28">end;</text:p>
      <text:p text:style-name="P29"/>
      <text:p text:style-name="P29">После заполнения структура списка выглядит примерно так:</text:p>
      <text:p text:style-name="P29"><draw:g text:anchor-type="paragraph" draw:z-index="0" draw:style-name="gr1"><draw:rect draw:style-name="gr2" draw:text-style-name="P30" svg:width="2.197cm" svg:height="3.123cm" svg:x="2.981cm" svg:y="0.485cm"><text:p text:style-name="P30">Index; </text:p><text:p text:style-name="P30">name;</text:p><text:p text:style-name="P30">ext; ...</text:p><text:p text:style-name="P30"/><text:p text:style-name="P30">PREV</text:p><text:p text:style-name="P30">NEXT</text:p></draw:rect><draw:rect draw:style-name="gr2" draw:text-style-name="P30" svg:width="2.197cm" svg:height="3.123cm" svg:x="6.526cm" svg:y="0.511cm"><text:p text:style-name="P30">Index; </text:p><text:p text:style-name="P30">name;</text:p><text:p text:style-name="P30">ext; ...</text:p><text:p text:style-name="P30"/><text:p text:style-name="P30">PREV</text:p><text:p text:style-name="P30">NEXT</text:p></draw:rect><draw:rect draw:style-name="gr2" draw:text-style-name="P30" svg:width="2.197cm" svg:height="3.123cm" svg:x="10.336cm" svg:y="0.485cm"><text:p text:style-name="P30">Index; </text:p><text:p text:style-name="P30">name;</text:p><text:p text:style-name="P30">ext; ...</text:p><text:p text:style-name="P30"/><text:p text:style-name="P30">PREV</text:p><text:p text:style-name="P30">NEXT</text:p></draw:rect><draw:line draw:style-name="gr3" draw:text-style-name="P30" svg:x1="4.727cm" svg:y1="3.157cm" svg:x2="6.526cm" svg:y2="0.511cm"><text:p/></draw:line><draw:line draw:style-name="gr3" draw:text-style-name="P30" svg:x1="8.299cm" svg:y1="3.237cm" svg:x2="10.336cm" svg:y2="0.485cm"><text:p/></draw:line><draw:line draw:style-name="gr4" draw:text-style-name="P30" svg:x1="10.759cm" svg:y1="2.786cm" svg:x2="8.722cm" svg:y2="0.511cm"><text:p/></draw:line><draw:line draw:style-name="gr3" draw:text-style-name="P30" svg:x1="7.029cm" svg:y1="2.866cm" svg:x2="5.177cm" svg:y2="0.511cm"><text:p/></draw:line><draw:line draw:style-name="gr4" draw:text-style-name="P30" svg:x1="11.924cm" svg:y1="3.289cm" svg:x2="13.194cm" svg:y2="1.887cm"><text:p/></draw:line><draw:line draw:style-name="gr3" draw:text-style-name="P30" svg:x1="3.351cm" svg:y1="2.814cm" svg:x2="1.869cm" svg:y2="1.914cm"><text:p/></draw:line><draw:rect draw:style-name="gr2" draw:text-style-name="P30" svg:width="1.641cm" svg:height="0.927cm" svg:x="0.229cm" svg:y="1.385cm"><text:p text:style-name="P30">NIL</text:p></draw:rect><draw:rect draw:style-name="gr2" draw:text-style-name="P30" svg:width="1.641cm" svg:height="0.927cm" svg:x="13.326cm" svg:y="1.411cm"><text:p text:style-name="P30">NIL</text:p></draw:rect></draw:g></text:p>
      <text:p text:style-name="P29"/>
      <text:p text:style-name="P29"/>
      <text:p text:style-name="P31"/>
      <text:p text:style-name="P31"/>
      <text:p text:style-name="Text_20_body">Свзяи в обоих направлениях необходимы потому, что в файловом менеджере равновероятны как перемещения пользователя вперед, так и назад по списку, и тратить время на весь его проход каждый раз недопустимо.</text:p>
      <text:p text:style-name="P31"><text:tab/></text:p>
      <text:p text:style-name="P31"><text:span text:style-name="T4"><text:tab/>4. TLFN – tLongFileName <text:s/></text:span>- структура типа «запись», которая используется при вызове досовской функции получения длинного имени файла. </text:p>
      <text:p text:style-name="P31"><text:tab/>type <text:s/>tlfn = record</text:p>
      <text:p text:style-name="P29"><text:s text:c="4"/>attr : longint;</text:p>
      <text:p text:style-name="P29"><text:s text:c="4"/>creation : comp;</text:p>
      <text:p text:style-name="P29"><text:s text:c="4"/>lastaccess : comp;</text:p>
      <text:p text:style-name="P29"><text:s text:c="4"/>lastmodification : comp;</text:p>
      <text:p text:style-name="P29"><text:s text:c="4"/>highfilesize : longint;</text:p>
      <text:p text:style-name="P29"><text:s text:c="4"/>lowfilesize : longint;</text:p>
      <text:p text:style-name="P29"><text:s text:c="4"/>reserved : comp;</text:p>
      <text:p text:style-name="P29"><text:s text:c="4"/>name : array[0..259] of char;</text:p>
      <text:p text:style-name="P29"><text:s text:c="4"/>shortname : array[0..13] of char;</text:p>
      <text:p text:style-name="P29"><text:s text:c="4"/>handle : word;</text:p>
      <text:p text:style-name="P29">end;</text:p>
      <text:p text:style-name="P21">Переменные</text:p>
      <text:p text:style-name="Text_20_body">Глобальные переменные в программе разделены на группы: переменные файлового менеджера, переменные просмотрщика, переменные окна запроса, переменные «Виселицы» и общие переменные. Переменных большое число и поэтому описывать их всех здесь не имеет смысла.</text:p>
      <text:p text:style-name="P21">Внещние структуры данных</text:p>
      <text:p text:style-name="P32">Наиболее значимой внешней структурой является формат BMP, который используется как источник картинок для внутренней работы программы, так и как исходные данные для просмотрщика графики. Формат BMP – достаточно простой формат графических данных.</text:p>
      <text:p text:style-name="P32">Структура файла такова:</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3">1</text:p>
            </table:table-cell>
            <table:table-cell table:style-name="Таблица2.B1" office:value-type="string">
              <text:p text:style-name="P34">Общий заголовок файла – BMPFileHeader – идентификатор , ссылка на начало массива с изображением, размер файла.</text:p>
            </table:table-cell>
          </table:table-row>
        </table:table-header-rows>
        <table:table-row>
          <table:table-cell table:style-name="Таблица2.A2" office:value-type="string">
            <text:p text:style-name="P35">2</text:p>
          </table:table-cell>
          <table:table-cell table:style-name="Таблица2.B2" office:value-type="string">
            <text:p text:style-name="P36">Различная информация BMPInfoHeader – размеры, количество цветов, разрешение и т.д.</text:p>
          </table:table-cell>
        </table:table-row>
        <table:table-row>
          <table:table-cell table:style-name="Таблица2.A2" office:value-type="string">
            <text:p text:style-name="P35">3</text:p>
          </table:table-cell>
          <table:table-cell table:style-name="Таблица2.B2" office:value-type="string">
            <text:p text:style-name="P36">Палитра – массив структур RGBQUAD, каждая из которых описывает конкретный цвет.</text:p>
          </table:table-cell>
        </table:table-row>
        <table:table-row>
          <table:table-cell table:style-name="Таблица2.A2" office:value-type="string">
            <text:p text:style-name="P35">4</text:p>
          </table:table-cell>
          <table:table-cell table:style-name="Таблица2.B2" office:value-type="string">
            <text:p text:style-name="P36">Непосредствено битовый массив с описанием цвета каждой точки изображения</text:p>
          </table:table-cell>
        </table:table-row>
      </table:table>
      <text:p text:style-name="Text_20_body"><text:span text:style-name="T6">Для поддержки первых трех структур созданы соответсвующие типы данных вида «запись». Подробно описывать их не стоит – можно посмотреть в приложении.</text:span></text:p>
      <text:h text:style-name="Heading_20_2" text:outline-level="2">Описание функционирования програмы с точки зрения пользователя</text:h>
      <text:p text:style-name="Text_20_body">Пользователь после просмотра заставки видит главное окно программы с двумя списками файлов. Он может перемещаться по спискам вверх и вниз, между списками, запускать исполняемые файлы, удалять, копировать, переименовывать, просматривать файлы. <text:s/>С помощью меню пользователь может закрыть это окно, запустить игру «Виселица» и выполнить те же операции, что и с клавиатуры.</text:p>
      <text:p text:style-name="Text_20_body">Вызов просмотра файла откроет новое окно с просмотрщиком, где можно перемещаться по файлу, увеличивать и уменьша его (для графических). Эти операции доступны как при управление с клавиатуры, так и мышью.</text:p>
      <text:p text:style-name="Text_20_body">Вызов игры «Виселица» откроет новое окно, где и происходит сама игра. По завершении игры можно данное окно закрыть.</text:p>
      <text:p text:style-name="Text_20_body">С помощью кнопок управления окном можно закрыть ненужные окна. При этом окно уничтожается.</text:p>
      <text:p text:style-name="Text_20_body">Переключение между любыми открытыми окнами возможно как с помощью панели задач, так и просто щелчком по окно. При этом старое окно переходит на задний план, но не разрушается, и его можно вызвать снова.</text:p>
      <text:p text:style-name="Text_20_body">С помощью панели задач также возможен вызов главного окна, и вызов игры «Виселица», а также полное завершение программы с выходом в базовую операционную систему.</text:p>
      <text:p text:style-name="P15">Примерная схема данных вазимодействий указана на функциональной схеме.</text:p>
      <text:h text:style-name="Heading_20_2" text:outline-level="2"/>
      <text:p text:style-name="Text_20_body"/>
      <text:p text:style-name="Text_20_body"/>
      <text:h text:style-name="Heading_20_2" text:outline-level="2">Функциональная схема (с т.з. пользователя)</text:h>
      <text:p text:style-name="Text_20_body">Данная схема отражает примерный ход взаимодействий пользователя с программой.</text:p>
      <text:p text:style-name="Text_20_body"><draw:g text:anchor-type="paragraph" draw:z-index="1" draw:style-name="gr1"><draw:rect draw:style-name="gr2" draw:text-style-name="P30" svg:width="4.896cm" svg:height="0.953cm" svg:x="5.151cm" svg:y="1.632cm"><text:p text:style-name="P30">Просмотр заставки</text:p></draw:rect><draw:rect draw:style-name="gr2" draw:text-style-name="P30" svg:width="4.869cm" svg:height="1.086cm" svg:x="1.632cm" svg:y="8.696cm"><text:p text:style-name="P30">Работа о основным окном</text:p></draw:rect><draw:rect draw:style-name="gr2" draw:text-style-name="P30" svg:width="4.869cm" svg:height="1.059cm" svg:x="8.564cm" svg:y="8.696cm"><text:p text:style-name="P30">Работа с панелью задач</text:p></draw:rect><draw:rect draw:style-name="gr2" draw:text-style-name="P30" svg:width="4.922cm" svg:height="1.086cm" svg:x="0.282cm" svg:y="10.866cm"><text:p text:style-name="P30">Просмотр списков файлов</text:p></draw:rect><draw:rect draw:style-name="gr2" draw:text-style-name="P30" svg:width="4.948cm" svg:height="1.033cm" svg:x="5.6cm" svg:y="10.866cm"><text:p text:style-name="P30">Вызов операций обработки</text:p><text:p text:style-name="P30">файлов</text:p></draw:rect><draw:rect draw:style-name="gr2" draw:text-style-name="P30" svg:width="3.282cm" svg:height="1.033cm" svg:x="1.79cm" svg:y="0.071cm"><text:p text:style-name="P30">Запуск</text:p></draw:rect><draw:rect draw:style-name="gr2" draw:text-style-name="P30" svg:width="3.361cm" svg:height="1.033cm" svg:x="10.204cm" svg:y="0.018cm"><text:p text:style-name="P30">Выход</text:p></draw:rect><draw:line draw:style-name="gr5" draw:text-style-name="P30" svg:x1="5.151cm" svg:y1="2.029cm" svg:x2="3.59cm" svg:y2="1.103cm"><text:p/></draw:line><draw:line draw:style-name="gr5" draw:text-style-name="P30" svg:x1="2.558cm" svg:y1="8.696cm" svg:x2="5.945cm" svg:y2="2.584cm"><text:p/></draw:line><draw:line draw:style-name="gr5" draw:text-style-name="P30" svg:x1="12.083cm" svg:y1="8.696cm" svg:x2="9.728cm" svg:y2="2.584cm"><text:p/></draw:line><draw:line draw:style-name="gr5" draw:text-style-name="P30" svg:x1="12.162cm" svg:y1="1.05cm" svg:x2="12.241cm" svg:y2="8.696cm"><text:p/></draw:line><draw:rect draw:style-name="gr2" draw:text-style-name="P30" svg:width="5.16cm" svg:height="1.059cm" svg:x="10.813cm" svg:y="10.813cm"><text:p text:style-name="P30">Вызов «Виселицы»</text:p></draw:rect><draw:line draw:style-name="gr5" draw:text-style-name="P30" svg:x1="3.642cm" svg:y1="10.866cm" svg:x2="3.642cm" svg:y2="9.781cm"><text:p/></draw:line><draw:line draw:style-name="gr5" draw:text-style-name="P30" svg:x1="7.558cm" svg:y1="10.866cm" svg:x2="3.642cm" svg:y2="9.781cm"><text:p/></draw:line><draw:line draw:style-name="gr5" draw:text-style-name="P30" svg:x1="12.903cm" svg:y1="10.813cm" svg:x2="11.051cm" svg:y2="9.755cm"><text:p/></draw:line><draw:line draw:style-name="gr5" draw:text-style-name="P30" svg:x1="12.32cm" svg:y1="10.628cm" svg:x2="3.642cm" svg:y2="9.781cm"><text:p/></draw:line><draw:rect draw:style-name="gr2" draw:text-style-name="P30" svg:width="5.107cm" svg:height="1.033cm" svg:x="10.786cm" svg:y="13.115cm"><text:p text:style-name="P30">Игра</text:p></draw:rect><draw:rect draw:style-name="gr2" draw:text-style-name="P30" svg:width="4.763cm" svg:height="1.059cm" svg:x="2.69cm" svg:y="13.221cm"><text:p text:style-name="P30">Запуск окна просмотра</text:p></draw:rect><draw:rect draw:style-name="gr2" draw:text-style-name="P30" svg:width="5.054cm" svg:height="1.033cm" svg:x="11.236cm" svg:y="17.93cm"><text:p text:style-name="P30"><text:s/>Обработка файлов</text:p></draw:rect><draw:rect draw:style-name="gr2" draw:text-style-name="P30" svg:width="4.737cm" svg:height="1.006cm" svg:x="5.547cm" svg:y="17.93cm"><text:p text:style-name="P30">Запрос слова</text:p></draw:rect><draw:line draw:style-name="gr5" draw:text-style-name="P30" svg:x1="12.903cm" svg:y1="13.115cm" svg:x2="12.903cm" svg:y2="11.871cm"><text:p/></draw:line><draw:line draw:style-name="gr5" draw:text-style-name="P30" svg:x1="13.485cm" svg:y1="17.931cm" svg:x2="8.008cm" svg:y2="11.898cm"><text:p/></draw:line><draw:line draw:style-name="gr5" draw:text-style-name="P30" svg:x1="5.6cm" svg:y1="10.866cm" svg:x2="5.203cm" svg:y2="11.951cm"><text:p/></draw:line><draw:line draw:style-name="gr5" draw:text-style-name="P30" svg:x1="4.991cm" svg:y1="13.221cm" svg:x2="3.642cm" svg:y2="11.951cm"><text:p/></draw:line><draw:line draw:style-name="gr5" draw:text-style-name="P30" svg:x1="8.008cm" svg:y1="17.931cm" svg:x2="8.008cm" svg:y2="11.898cm"><text:p/></draw:line><draw:line draw:style-name="gr5" draw:text-style-name="P30" svg:x1="11.236cm" svg:y1="18.354cm" svg:x2="10.283cm" svg:y2="18.38cm"><text:p/></draw:line><draw:line draw:style-name="gr5" draw:text-style-name="P30" svg:x1="5.151cm" svg:y1="2.029cm" svg:x2="3.59cm" svg:y2="1.103cm"><text:p/></draw:line><draw:rect draw:style-name="gr2" draw:text-style-name="P30" svg:width="4.763cm" svg:height="0.98cm" svg:x="2.769cm" svg:y="15.47cm"><text:p text:style-name="P30">Просмотр файла</text:p></draw:rect><draw:rect draw:style-name="gr2" draw:text-style-name="P30" svg:width="4.155cm" svg:height="1.006cm" svg:x="0.335cm" svg:y="18.036cm"><text:p text:style-name="P30">Запуск файла</text:p></draw:rect><draw:line draw:style-name="gr5" draw:text-style-name="P30" svg:x1="13.432cm" svg:y1="9.226cm" svg:x2="16.369cm" svg:y2="10.311cm"><text:p/></draw:line><draw:line draw:style-name="gr6" draw:text-style-name="P30" svg:x1="16.369cm" svg:y1="10.31cm" svg:x2="16.369cm" svg:y2="13.564cm"><text:p/></draw:line><draw:line draw:style-name="gr6" draw:text-style-name="P30" svg:x1="16.369cm" svg:y1="13.565cm" svg:x2="15.893cm" svg:y2="13.565cm"><text:p/></draw:line><draw:line draw:style-name="gr5" draw:text-style-name="P30" svg:x1="5.018cm" svg:y1="15.47cm" svg:x2="5.018cm" svg:y2="14.279cm"><text:p/></draw:line><draw:line draw:style-name="gr5" draw:text-style-name="P30" svg:x1="1.579cm" svg:y1="18.036cm" svg:x2="1.579cm" svg:y2="11.951cm"><text:p/></draw:line><draw:line draw:style-name="gr5" draw:text-style-name="P30" svg:x1="1.526cm" svg:y1="19.809cm" svg:x2="1.526cm" svg:y2="19.042cm"><text:p/></draw:line><draw:line draw:style-name="gr5" draw:text-style-name="P30" svg:x1="8.564cm" svg:y1="9.199cm" svg:x2="6.5cm" svg:y2="9.199cm"><text:p/></draw:line><draw:line draw:style-name="gr6" draw:text-style-name="P30" svg:x1="13.167cm" svg:y1="18.962cm" svg:x2="13.193cm" svg:y2="19.809cm"><text:p/></draw:line><draw:line draw:style-name="gr6" draw:text-style-name="P30" svg:x1="13.167cm" svg:y1="19.809cm" svg:x2="0.097cm" svg:y2="19.809cm"><text:p/></draw:line><draw:line draw:style-name="gr6" draw:text-style-name="P30" svg:x1="0.097cm" svg:y1="19.809cm" svg:x2="0.097cm" svg:y2="9.305cm"><text:p/></draw:line><draw:line draw:style-name="gr5" draw:text-style-name="P30" svg:x1="1.632cm" svg:y1="9.305cm" svg:x2="0.097cm" svg:y2="9.305cm"><text:p/></draw:line><draw:line draw:style-name="gr5" draw:text-style-name="P30" svg:x1="5.018cm" svg:y1="19.809cm" svg:x2="5.018cm" svg:y2="16.449cm"><text:p/></draw:line><draw:rect draw:style-name="gr2" draw:text-style-name="P30" svg:width="4.208cm" svg:height="2.25cm" svg:x="5.521cm" svg:y="5.151cm"><text:p text:style-name="P30">Переключение окон</text:p><text:p text:style-name="P30"><text:s/>и задач</text:p></draw:rect><draw:line draw:style-name="gr5" draw:text-style-name="P30" svg:x1="9.199cm" svg:y1="7.4cm" svg:x2="10.839cm" svg:y2="8.696cm"><text:p/></draw:line><draw:line draw:style-name="gr5" draw:text-style-name="P30" svg:x1="5.521cm" svg:y1="5.812cm" svg:x2="3.96cm" svg:y2="4.886cm"><text:p/></draw:line><draw:line draw:style-name="gr5" draw:text-style-name="P30" svg:x1="5.521cm" svg:y1="6.447cm" svg:x2="3.748cm" svg:y2="5.786cm"><text:p/></draw:line><draw:line draw:style-name="gr5" draw:text-style-name="P30" svg:x1="11.448cm" svg:y1="5.098cm" svg:x2="9.728cm" svg:y2="5.548cm"><text:p/></draw:line><draw:line draw:style-name="gr5" draw:text-style-name="P30" svg:x1="11.501cm" svg:y1="5.733cm" svg:x2="9.728cm" svg:y2="6.236cm"><text:p/></draw:line></draw:g></text:p>
      <text:h text:style-name="P37" text:outline-level="2">Схема внутреннего функционирования программы (упрощенно):</text:h>
      <text:p text:style-name="Text_20_body"><draw:g text:anchor-type="paragraph" draw:z-index="2" draw:style-name="gr1"><draw:custom-shape draw:style-name="gr7" draw:text-style-name="P30" svg:width="3.308cm" svg:height="1.43cm" svg:x="0.917cm" svg:y="8.026cm"><text:p text:style-name="P30">Главный цикл</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rect draw:style-name="gr2" draw:text-style-name="P30" svg:width="2.541cm" svg:height="1.43cm" svg:x="1.393cm" svg:y="16.572cm"><text:p text:style-name="P30">Вызов упр. </text:p><text:p text:style-name="P30">Процессов </text:p><text:p text:style-name="P30">окон</text:p></draw:rect><draw:ellipse draw:style-name="gr2" draw:text-style-name="P30" svg:width="2.938cm" svg:height="1.112cm" svg:x="1.023cm" svg:y="0.194cm"><text:p text:style-name="P30">Начало</text:p></draw:ellipse><draw:line draw:style-name="gr8" draw:text-style-name="P30" svg:x1="2.557cm" svg:y1="1.305cm" svg:x2="2.557cm" svg:y2="8.025cm"><text:p/></draw:line><draw:rect draw:style-name="gr2" draw:text-style-name="P30" svg:width="3.282cm" svg:height="1.059cm" svg:x="0.943cm" svg:y="1.861cm"><text:p text:style-name="P30">Инициализация </text:p><text:p text:style-name="P30">графики</text:p></draw:rect><draw:rect draw:style-name="gr2" draw:text-style-name="P30" svg:width="3.282cm" svg:height="1.059cm" svg:x="0.943cm" svg:y="6.385cm"><text:p text:style-name="P30">Вызов 1-го окна</text:p></draw:rect><draw:rect draw:style-name="gr2" draw:text-style-name="P30" svg:width="3.282cm" svg:height="1.059cm" svg:x="0.917cm" svg:y="4.824cm"><text:p text:style-name="P30">Инициализация</text:p><text:p text:style-name="P30">переменных</text:p></draw:rect><draw:rect draw:style-name="gr2" draw:text-style-name="P30" svg:width="3.282cm" svg:height="1.059cm" svg:x="0.917cm" svg:y="3.395cm"><text:p text:style-name="P30">Загрузка картинок</text:p></draw:rect><draw:line draw:style-name="gr8" draw:text-style-name="P30" svg:x1="2.557cm" svg:y1="1.305cm" svg:x2="2.557cm" svg:y2="1.861cm"><text:p/></draw:line><draw:line draw:style-name="gr8" draw:text-style-name="P30" svg:x1="2.557cm" svg:y1="9.454cm" svg:x2="2.557cm" svg:y2="9.957cm"><text:p/></draw:line><draw:line draw:style-name="gr8" draw:text-style-name="P30" svg:x1="2.557cm" svg:y1="9.957cm" svg:x2="2.557cm" svg:y2="16.677cm"><text:p/></draw:line><draw:line draw:style-name="gr8" draw:text-style-name="P30" svg:x1="0.917cm" svg:y1="18.741cm" svg:x2="0.917cm" svg:y2="8.687cm"><text:p/></draw:line><draw:line draw:style-name="gr6" draw:text-style-name="P30" svg:x1="0.917cm" svg:y1="18.741cm" svg:x2="2.584cm" svg:y2="18.741cm"><text:p/></draw:line><draw:line draw:style-name="gr6" draw:text-style-name="P30" svg:x1="2.584cm" svg:y1="18cm" svg:x2="2.584cm" svg:y2="18.741cm"><text:p/></draw:line><draw:rect draw:style-name="gr2" draw:text-style-name="P30" svg:width="2.594cm" svg:height="0.98cm" svg:x="1.287cm" svg:y="9.957cm"><text:p text:style-name="P30">Проверка </text:p><text:p text:style-name="P30">клавиатуры</text:p></draw:rect><draw:rect draw:style-name="gr2" draw:text-style-name="P30" svg:width="2.541cm" svg:height="0.927cm" svg:x="1.34cm" svg:y="11.465cm"><text:p text:style-name="P30">Проверка</text:p><text:p text:style-name="P30">окон</text:p></draw:rect><draw:rect draw:style-name="gr2" draw:text-style-name="P30" svg:width="2.541cm" svg:height="0.927cm" svg:x="1.367cm" svg:y="12.735cm"><text:p text:style-name="P30">Иниц-я</text:p><text:p text:style-name="P30">новых окон</text:p></draw:rect><draw:rect draw:style-name="gr2" draw:text-style-name="P30" svg:width="2.541cm" svg:height="0.927cm" svg:x="1.393cm" svg:y="13.979cm"><text:p text:style-name="P30">Проверка</text:p><text:p text:style-name="P30">таскбара</text:p></draw:rect><draw:rect draw:style-name="gr2" draw:text-style-name="P30" svg:width="2.541cm" svg:height="0.927cm" svg:x="1.393cm" svg:y="15.249cm"><text:p text:style-name="P30">Проверка </text:p><text:p text:style-name="P30">заданий</text:p></draw:rect><draw:line draw:style-name="gr8" draw:text-style-name="P30" svg:x1="4.224cm" svg:y1="8.714cm" svg:x2="4.224cm" svg:y2="19.059cm"><text:p/></draw:line><draw:rect draw:style-name="gr2" draw:text-style-name="P30" svg:width="3.282cm" svg:height="1.059cm" svg:x="1.155cm" svg:y="19.112cm"><text:p text:style-name="P30">Закрытие окон</text:p></draw:rect><draw:rect draw:style-name="gr2" draw:text-style-name="P30" svg:width="3.282cm" svg:height="1.059cm" svg:x="1.155cm" svg:y="20.673cm"><text:p text:style-name="P30">Освобождение </text:p><text:p text:style-name="P30">памяти</text:p></draw:rect><draw:line draw:style-name="gr8" draw:text-style-name="P30" svg:x1="2.796cm" svg:y1="20.17cm" svg:x2="2.796cm" svg:y2="20.673cm"><text:p/></draw:line><draw:line draw:style-name="gr8" draw:text-style-name="P30" svg:x1="2.769cm" svg:y1="21.731cm" svg:x2="2.795cm" svg:y2="24.192cm"><text:p/></draw:line><draw:rect draw:style-name="gr2" draw:text-style-name="P30" svg:width="3.282cm" svg:height="1.059cm" svg:x="1.182cm" svg:y="22.234cm"><text:p text:style-name="P30">Закрытие графики</text:p></draw:rect><draw:ellipse draw:style-name="gr2" draw:text-style-name="P30" svg:width="3.043cm" svg:height="1.086cm" svg:x="1.34cm" svg:y="24.165cm"><text:p text:style-name="P30">Конец</text:p></draw:ellipse><draw:rect draw:style-name="gr2" draw:text-style-name="P30" svg:width="2.938cm" svg:height="0.953cm" svg:x="5.415cm" svg:y="1.967cm"><text:p text:style-name="P30">Загрузка БМП</text:p></draw:rect><draw:rect draw:style-name="gr2" draw:text-style-name="P30" svg:width="2.938cm" svg:height="0.953cm" svg:x="5.415cm" svg:y="3.448cm"><text:p text:style-name="P30">Установка окон</text:p></draw:rect><draw:rect draw:style-name="gr2" draw:text-style-name="P30" svg:width="2.938cm" svg:height="0.953cm" svg:x="5.441cm" svg:y="4.877cm"><text:p text:style-name="P30">Установка </text:p><text:p text:style-name="P30">кнопок</text:p></draw:rect><draw:rect draw:style-name="gr2" draw:text-style-name="P30" svg:width="2.938cm" svg:height="0.953cm" svg:x="5.388cm" svg:y="8.237cm"><text:p text:style-name="P30">Показ окна</text:p></draw:rect><draw:line draw:style-name="gr8" draw:text-style-name="P30" svg:x1="4.198cm" svg:y1="3.845cm" svg:x2="5.415cm" svg:y2="2.39cm"><text:p/></draw:line><draw:line draw:style-name="gr8" draw:text-style-name="P30" svg:x1="4.198cm" svg:y1="5.3cm" svg:x2="5.415cm" svg:y2="3.845cm"><text:p/></draw:line><draw:line draw:style-name="gr8" draw:text-style-name="P30" svg:x1="4.198cm" svg:y1="5.3cm" svg:x2="5.415cm" svg:y2="5.3cm"><text:p/></draw:line><draw:line draw:style-name="gr8" draw:text-style-name="P30" svg:x1="2.557cm" svg:y1="1.305cm" svg:x2="2.557cm" svg:y2="1.861cm"><text:p/></draw:line><draw:rect draw:style-name="gr2" draw:text-style-name="P30" svg:width="2.938cm" svg:height="0.953cm" svg:x="5.362cm" svg:y="9.931cm"><text:p text:style-name="P30">Закрытие окна</text:p></draw:rect><draw:rect draw:style-name="gr2" draw:text-style-name="P30" svg:width="2.938cm" svg:height="0.953cm" svg:x="5.415cm" svg:y="11.439cm"><text:p text:style-name="P30">Смена окна</text:p></draw:rect><draw:line draw:style-name="gr8" draw:text-style-name="P30" svg:x1="4.224cm" svg:y1="6.914cm" svg:x2="6.526cm" svg:y2="8.237cm"><text:p/></draw:line><draw:line draw:style-name="gr8" draw:text-style-name="P30" svg:x1="3.88cm" svg:y1="11.942cm" svg:x2="5.362cm" svg:y2="10.328cm"><text:p/></draw:line><draw:line draw:style-name="gr8" draw:text-style-name="P30" svg:x1="3.88cm" svg:y1="11.942cm" svg:x2="5.415cm" svg:y2="11.942cm"><text:p/></draw:line><draw:line draw:style-name="gr8" draw:text-style-name="P30" svg:x1="3.933cm" svg:y1="14.456cm" svg:x2="5.362cm" svg:y2="11.942cm"><text:p/></draw:line><draw:line draw:style-name="gr8" draw:text-style-name="P30" svg:x1="3.933cm" svg:y1="13.185cm" svg:x2="5.362cm" svg:y2="14.455cm"><text:p/></draw:line><draw:rect draw:style-name="gr2" draw:text-style-name="P30" svg:width="2.964cm" svg:height="1.006cm" svg:x="5.327cm" svg:y="15.196cm"><text:p text:style-name="P30">Инициализация</text:p><text:p text:style-name="P30">файлового м-ра</text:p></draw:rect><draw:rect draw:style-name="gr2" draw:text-style-name="P30" svg:width="2.964cm" svg:height="1.006cm" svg:x="5.327cm" svg:y="16.201cm"><text:p text:style-name="P30">Инициализация</text:p><text:p text:style-name="P30">просмотрщика</text:p></draw:rect><draw:rect draw:style-name="gr2" draw:text-style-name="P30" svg:width="2.964cm" svg:height="1.006cm" svg:x="5.327cm" svg:y="17.207cm"><text:p text:style-name="P30">Иницю окна</text:p><text:p text:style-name="P30">запроса и т.д.</text:p></draw:rect><draw:rect draw:style-name="gr2" draw:text-style-name="P30" svg:width="2.964cm" svg:height="1.006cm" svg:x="5.362cm" svg:y="19.147cm"><text:p text:style-name="P30">Работа окон</text:p></draw:rect><draw:rect draw:style-name="gr2" draw:text-style-name="P30" svg:width="2.964cm" svg:height="1.006cm" svg:x="5.362cm" svg:y="20.152cm"><text:p text:style-name="P30">Работа </text:p><text:p text:style-name="P30">файлового м-ра</text:p></draw:rect><draw:rect draw:style-name="gr2" draw:text-style-name="P30" svg:width="2.964cm" svg:height="1.006cm" svg:x="5.362cm" svg:y="21.158cm"><text:p text:style-name="P30">Работа </text:p><text:p text:style-name="P30">просмотрщика</text:p></draw:rect><draw:rect draw:style-name="gr2" draw:text-style-name="P30" svg:width="2.964cm" svg:height="1.006cm" svg:x="5.362cm" svg:y="22.163cm"><text:p text:style-name="P30">Работа </text:p><text:p text:style-name="P30">Виселицы</text:p></draw:rect><draw:line draw:style-name="gr8" draw:text-style-name="P30" svg:x1="3.933cm" svg:y1="16.942cm" svg:x2="5.362cm" svg:y2="19.614cm"><text:p/></draw:line><draw:line draw:style-name="gr8" draw:text-style-name="P30" svg:x1="6.976cm" svg:y1="14.076cm" svg:x2="6.941cm" svg:y2="15.196cm"><text:p/></draw:line><draw:rect draw:style-name="gr2" draw:text-style-name="P30" svg:width="2.964cm" svg:height="1.006cm" svg:x="5.362cm" svg:y="13.926cm"><text:p text:style-name="P30">Инициализация</text:p><text:p text:style-name="P30">окон</text:p></draw:rect><draw:rect draw:style-name="gr2" draw:text-style-name="P30" svg:width="2.938cm" svg:height="0.953cm" svg:x="9.049cm" svg:y="1.896cm"><text:p text:style-name="P30">Преобразование </text:p><text:p text:style-name="P30">палитры</text:p></draw:rect><draw:rect draw:style-name="gr2" draw:text-style-name="P30" svg:width="2.938cm" svg:height="0.953cm" svg:x="9.119cm" svg:y="4.895cm"><text:p text:style-name="P30">Установка</text:p><text:p text:style-name="P30"><text:s/>кнопки</text:p></draw:rect><draw:line draw:style-name="gr8" draw:text-style-name="P30" svg:x1="8.378cm" svg:y1="5.292cm" svg:x2="9.119cm" svg:y2="5.292cm"><text:p/></draw:line><draw:line draw:style-name="gr8" draw:text-style-name="P30" svg:x1="8.352cm" svg:y1="2.258cm" svg:x2="9.049cm" svg:y2="2.258cm"><text:p/></draw:line><draw:line draw:style-name="gr8" draw:text-style-name="P30" svg:x1="9.049cm" svg:y1="2.575cm" svg:x2="8.352cm" svg:y2="2.681cm"><text:p/></draw:line><draw:rect draw:style-name="gr2" draw:text-style-name="P30" svg:width="2.964cm" svg:height="1.006cm" svg:x="9.807cm" svg:y="15.337cm"><text:p text:style-name="P30">Получение </text:p><text:p text:style-name="P30">каталога</text:p></draw:rect><draw:rect draw:style-name="gr2" draw:text-style-name="P30" svg:width="2.964cm" svg:height="1.006cm" svg:x="9.807cm" svg:y="17.101cm"><text:p text:style-name="P30">Отображение </text:p><text:p text:style-name="P30">каталога</text:p></draw:rect><draw:rect draw:style-name="gr2" draw:text-style-name="P30" svg:width="2.964cm" svg:height="1.006cm" svg:x="9.736cm" svg:y="19.5cm"><text:p text:style-name="P30">Переход </text:p><text:p text:style-name="P30">вниз-вверх</text:p></draw:rect><draw:rect draw:style-name="gr2" draw:text-style-name="P30" svg:width="2.964cm" svg:height="1.006cm" svg:x="9.842cm" svg:y="21.281cm"><text:p text:style-name="P30">Переход в папку</text:p></draw:rect><draw:line draw:style-name="gr8" draw:text-style-name="P30" svg:x1="8.325cm" svg:y1="20.602cm" svg:x2="9.736cm" svg:y2="19.861cm"><text:p/></draw:line><draw:line draw:style-name="gr8" draw:text-style-name="P30" svg:x1="8.325cm" svg:y1="20.602cm" svg:x2="9.842cm" svg:y2="21.731cm"><text:p/></draw:line><draw:line draw:style-name="gr8" draw:text-style-name="P30" svg:x1="8.29cm" svg:y1="15.84cm" svg:x2="9.807cm" svg:y2="15.84cm"><text:p/></draw:line><draw:line draw:style-name="gr8" draw:text-style-name="P30" svg:x1="8.29cm" svg:y1="15.84cm" svg:x2="9.657cm" svg:y2="17.569cm"><text:p/></draw:line><draw:line draw:style-name="gr8" draw:text-style-name="P30" svg:x1="12.294cm" svg:y1="22.287cm" svg:x2="12.294cm" svg:y2="23.001cm"><text:p/></draw:line><draw:line draw:style-name="gr8" draw:text-style-name="P30" svg:x1="13.326cm" svg:y1="22.931cm" svg:x2="13.326cm" svg:y2="15.946cm"><text:p/></draw:line><draw:line draw:style-name="gr8" draw:text-style-name="P30" svg:x1="12.294cm" svg:y1="22.931cm" svg:x2="13.326cm" svg:y2="22.931cm"><text:p/></draw:line><draw:line draw:style-name="gr8" draw:text-style-name="P30" svg:x1="13.326cm" svg:y1="15.946cm" svg:x2="12.77cm" svg:y2="15.946cm"><text:p/></draw:line><draw:line draw:style-name="gr8" draw:text-style-name="P30" svg:x1="12.805cm" svg:y1="21.281cm" svg:x2="12.77cm" svg:y2="18.106cm"><text:p/></draw:line><draw:line draw:style-name="gr8" draw:text-style-name="P30" svg:x1="8.308cm" svg:y1="20.602cm" svg:x2="10.363cm" svg:y2="23.362cm"><text:p/></draw:line><draw:rect draw:style-name="gr2" draw:text-style-name="P30" svg:width="2.964cm" svg:height="1.006cm" svg:x="9.842cm" svg:y="23.363cm"><text:p text:style-name="P30">Файловые </text:p><text:p text:style-name="P30">операции</text:p></draw:rect><draw:rect draw:style-name="gr2" draw:text-style-name="P30" svg:width="2.964cm" svg:height="1.006cm" svg:x="6.209cm" svg:y="24.104cm"><text:p text:style-name="P30">Вызов окна</text:p><text:p text:style-name="P30"><text:s/>запроса</text:p></draw:rect><draw:rect draw:style-name="gr2" draw:text-style-name="P30" svg:width="2.964cm" svg:height="1.006cm" svg:x="13.582cm" svg:y="24.245cm"><text:p text:style-name="P30">Установка <text:line-break/>задания</text:p></draw:rect><draw:line draw:style-name="gr8" draw:text-style-name="P30" svg:x1="10.433cm" svg:y1="24.368cm" svg:x2="9.172cm" svg:y2="24.906cm"><text:p/></draw:line><draw:line draw:style-name="gr8" draw:text-style-name="P30" svg:x1="12.418cm" svg:y1="24.368cm" svg:x2="13.582cm" svg:y2="24.906cm"><text:p/></draw:line><draw:line draw:style-name="gr8" draw:text-style-name="P30" svg:x1="8.29cm" svg:y1="15.84cm" svg:x2="9.657cm" svg:y2="17.569cm"><text:p/></draw:line><draw:rect draw:style-name="gr2" draw:text-style-name="P30" svg:width="2.964cm" svg:height="1.006cm" svg:x="13.899cm" svg:y="16.289cm"><text:p text:style-name="P30">Рисование</text:p><text:p text:style-name="P30">файла</text:p></draw:rect><draw:rect draw:style-name="gr2" draw:text-style-name="P30" svg:width="2.964cm" svg:height="1.006cm" svg:x="13.864cm" svg:y="17.877cm"><text:p text:style-name="P30">Инвертирование</text:p><text:p text:style-name="P30">строки</text:p></draw:rect><draw:line draw:style-name="gr8" draw:text-style-name="P30" svg:x1="12.77cm" svg:y1="17.533cm" svg:x2="13.899cm" svg:y2="16.722cm"><text:p/></draw:line><draw:line draw:style-name="gr8" draw:text-style-name="P30" svg:x1="12.77cm" svg:y1="17.533cm" svg:x2="13.864cm" svg:y2="18.203cm"><text:p/></draw:line><draw:line draw:style-name="gr8" draw:text-style-name="P30" svg:x1="12.7cm" svg:y1="19.967cm" svg:x2="13.864cm" svg:y2="18.203cm"><text:p/></draw:line><draw:rect draw:style-name="gr2" draw:text-style-name="P30" svg:width="2.964cm" svg:height="1.006cm" svg:x="9.56cm" svg:y="8.246cm"><text:p text:style-name="P30">Уст. Флага</text:p><text:p text:style-name="P30">инициализации</text:p></draw:rect><draw:line draw:style-name="gr8" draw:text-style-name="P30" svg:x1="8.325cm" svg:y1="8.643cm" svg:x2="9.56cm" svg:y2="8.643cm"><text:p/></draw:line><draw:line draw:style-name="gr8" draw:text-style-name="P30" svg:x1="8.951cm" svg:y1="24.104cm" svg:x2="8.325cm" svg:y2="9.19cm"><text:p/></draw:line><draw:line draw:style-name="gr8" draw:text-style-name="P30" svg:x1="4.224cm" svg:y1="6.914cm" svg:x2="6.526cm" svg:y2="8.237cm"><text:p/></draw:line><draw:rect draw:style-name="gr2" draw:text-style-name="P30" svg:width="2.964cm" svg:height="1.006cm" svg:x="9.948cm" svg:y="12.762cm"><text:p text:style-name="P30">Просмотр файла</text:p></draw:rect><draw:line draw:style-name="gr8" draw:text-style-name="P30" svg:x1="9.948cm" svg:y1="13.159cm" svg:x2="8.325cm" svg:y2="8.643cm"><text:p/></draw:line><draw:line draw:style-name="gr8" draw:text-style-name="P30" svg:x1="8.308cm" svg:y1="20.602cm" svg:x2="9.948cm" svg:y2="13.767cm"><text:p/></draw:line></draw:g></text:p>
      <text:h text:style-name="P37" text:outline-level="2">Описание основных алгоритмов</text:h>
      <text:p text:style-name="Text_20_body"><text:tab/><text:span text:style-name="T2">Хранение и поддержка нескольких окон</text:span></text:p>
      <text:p text:style-name="P13"><text:span text:style-name="T3">Каждое окно имеет две поверхности,</text:span> лицевую, и заднюю. Задняя заполняется тем, что было до окна тогда, когда окно рисуется на экране. Передняя заполняется, когда окно перестает быть активным (переключение на другое окно). Задняя поверхность используется для стирания окна, передняя – для перерисовки окна. Так как используется вывод только в активное окно, использкются стандартные графические процедуры.</text:p>
      <text:p text:style-name="P38">Смена окон осуществляется так: </text:p>
      <text:list text:style-name="L8">
        <text:list-item>
          <text:p text:style-name="P39">запоминается лицевая часть текущего окна;</text:p>
        </text:list-item>
        <text:list-item>
          <text:p text:style-name="P39">стираются окна вплоть до требуемого и включая его;</text:p>
        </text:list-item>
        <text:list-item>
          <text:p text:style-name="P39">изменяется массив с порядком окон;</text:p>
        </text:list-item>
        <text:list-item>
          <text:p text:style-name="P39">окна рисуются согласно порядку, с предварительным сохранением задних поверхностей.</text:p>
        </text:list-item>
      </text:list>
      <text:p text:style-name="P13"><text:span text:style-name="T7">Большие окна.</text:span> Так как размер поверхности может быть больше 64к и не влезет в кучу напрямую, большие окна делятся на два куска и сохраняются\загружаются отдельно частями (автоматически).</text:p>
      <text:p text:style-name="P13"><text:span text:style-name="T7">При закрытии окна</text:span> поверхности уничтожаются и память освобождается.</text:p>
      <text:p text:style-name="P13"><text:tab/><text:span text:style-name="T2">Переключение задач</text:span></text:p>
      <text:p text:style-name="P15"><text:span text:style-name="T3">При создании нового окна</text:span> активируется флаг необходимости инициализации, и из основного цикла происходит вызов процедуры инициализации данного окна.</text:p>
      <text:p text:style-name="P15">Окно может и не иметь процедуру инициализации, а управляться внешне.</text:p>
      <text:p text:style-name="P15">Далее в основном цикле <text:span text:style-name="T3">определяется активное окно и передается управление процедуре контроля</text:span> данного окна. Процедура не должна выполняться слишком долго, хотя средств контроля за этим нет. Эта процедура сама получает сведения о мыши и управляет своим окном. Она может испортить другие окна, средств контроля нет.</text:p>
      <text:p text:style-name="P15"><text:span text:style-name="T3">Специальные процедуры в основном</text:span> цикле контролируют общие параметры окон, работу с <text:s/>кнопками закрытия окна, определяют необходимочсть переключения окон и перемещения активного окна.</text:p>
      <text:p text:style-name="P40">В начале главного цикла<text:span text:style-name="T8"> определяются координаты главного окна, которые затем передаются процедурам контроля и инициализации окон, для упрощения их работы.</text:span></text:p>
      <text:p text:style-name="P40">Неактивным окнам<text:span text:style-name="T8"> управление не передается, так как в этой программе это не нужно. Но сделать это при необходимости несложно.</text:span></text:p>
      <text:list text:style-name="L9">
        <text:list-header>
          <text:p text:style-name="P41">Процедура получения списка файлов</text:p>
        </text:list-header>
      </text:list>
      <text:p text:style-name="P13">Сначала уничтожаем старый список, освобождая память. Это делаем стандартным методом с промежуточной переменной, начиная с начала.</text:p>
      <text:p text:style-name="P13">Список файлов получаем с помощью функций FindFirst, FindNext. Каждый элемент сразу же заносим в элемент связного списка, создавая его. <text:s/>В первый проход запрашиваем и заносим в список все файлы, во второй – запрашиваем все файлы, а заносим те, которые не являются папками. Это обеспечивает сортировку.</text:p>
      <text:p text:style-name="P13">Для каждого файла пробуем запросить длинное имя, используя функцию DOS #7145h, которая является аналогом FindFirst, и в качестве параметра передаем ей исходное короткое имя.</text:p>
      <text:p text:style-name="P13">Вся дальнейшая работа с файлами происходит по их короткому имени, длинное лишь отображается на экране.</text:p>
      <text:list text:style-name="L10">
        <text:list-header>
          <text:p text:style-name="P42">Вывод списка на экран</text:p>
        </text:list-header>
      </text:list>
      <text:p text:style-name="P13">Используем переменные files, обозначающие начало списка файлов, переменные fmpos, обозначающие начало текущей страницы списка и переменные fmsel, обозначающие выделенный элемент. Все они являются переменными типа PFT. </text:p>
      <text:p text:style-name="P13">Для быстрого сдвига списка на одну позицию используем копирование и перенос участка экрана, таким образом не перерисовывая список целиком.</text:p>
      <text:p text:style-name="P13"/>
      <text:p text:style-name="P13"><text:s/><text:tab/><text:span text:style-name="T2">Работа с BMP</text:span></text:p>
      <text:p text:style-name="P15">Есть два метода работы с БМП в этой программе: </text:p>
      <text:list text:style-name="L11">
        <text:list-item>
          <text:p text:style-name="P43">Загрузка небольших рисунков для даьнейшего использования в динамическую память и последующий вызов их оттуда. Рисунки могут быть размером до 64 кб.</text:p>
        </text:list-item>
        <text:list-item>
          <text:p text:style-name="P43">Непосредственная отрисовка больших рисунков с заданием масшатабирования, смещения по горизонтали и вертикали. Это используется в рамках просмотрщика файлов.</text:p>
        </text:list-item>
      </text:list>
      <text:p text:style-name="P15"/>
      <text:p text:style-name="P15">Поддерживаются только рисунки с глубиной цвета 4 бита, другие не реализованы в связи с отсутствием необходимости.</text:p>
      <text:p text:style-name="P15"/>
      <text:p text:style-name="P15">Описание данных алгоритмов станет более понятным, Если обратитьс к внутренней функциональной схеме (выше) или исходному коду программы – в приложении.</text:p>
      <text:h text:style-name="Heading_20_2" text:outline-level="2">Описание стандартных и нестандартных подпрограмм</text:h>
      <text:p text:style-name="P21">Программа использует три стандартных модуля:</text:p>
      <text:list text:style-name="L12">
        <text:list-item>
          <text:p text:style-name="P44"><text:span text:style-name="T4">Модуль Graph</text:span><text:line-break/>В модуле Graph (GRAPH.TPU) находится библиотека, состоящая из более чем 50 графических подпрограмм от побитовых до подпрограмм высокого уровня.</text:p>
        </text:list-item>
        <text:list-item>
          <text:p text:style-name="P45">Модуль Dos</text:p>
        </text:list-item>
      </text:list>
      <text:p text:style-name="Text_20_body"><text:s/>В модуле Dos находятся подпрограммы взаимодействия с операционной <text:tab/>системой и обработки файлов.</text:p>
      <text:p text:style-name="P13"><text:s/><text:tab/>Ни одна из подпрограмм модуля Dos не определена в стандартном Pascal.</text:p>
      <text:p text:style-name="P46"><text:tab/> <text:s text:c="2"/>3. <text:s text:c="2"/>Модуль Crt</text:p>
      <text:p text:style-name="Text_20_body"><text:s/>В модуле Crt (Crt.TPU или Crt.TPP) находятся <text:s/>мощные подпрограммы, <text:tab/>которые дают вам возможность полного управления возможностями <text:tab/>вашего PC. Подпрограммы модуля Crt обеспечивают контроль над <text:tab/>текстовыми режимами экрана, расширенными кодами клавиатуры, ц<text:tab/>ветами, окнами и звуком</text:p>
      <text:p text:style-name="P21">Описание стандартных процедур </text:p>
      <text:list text:style-name="L13">
        <text:list-item>
          <text:p text:style-name="P47"><text:span text:style-name="T9">GetImage &amp; Putimage –</text:span><text:span text:style-name="T10"> копирует в память и рисует из памяти фрагмент экрана, в качестве параеметро нужу передавать прямоугольную облать (в первом случае) или координаты левого верхнего угла, затем – переменную нужного размера, затем, для второй команды – способ отрисовки, например ORPut.</text:span></text:p>
        </text:list-item>
      </text:list>
      <text:p text:style-name="P48"/>
      <text:list text:style-name="L13" text:continue-numbering="true">
        <text:list-item>
          <text:p text:style-name="P49">BlockRead &amp; BlockWrite –<text:span text:style-name="T5"> процедуры считывания из файла и записи в файл блоков байт. Работают с нетипизированными файлами.</text:span></text:p>
        </text:list-item>
      </text:list>
      <text:p text:style-name="P48"/>
      <text:list text:style-name="L13" text:continue-numbering="true">
        <text:list-item>
          <text:p text:style-name="P49">FloodFill – <text:span text:style-name="T5">процедура заливки области, замкнутой линией одного цвета. Параметры – координаты места заливки и цвет ограждающе линии. Цвет заливки определяется <text:s/>процедурой Setfillstyle;</text:span></text:p>
        </text:list-item>
        <text:list-item>
          <text:p text:style-name="P50"><text:span text:style-name="T4">SetTextStyle</text:span> – задает способ вывода текста; первый параметр задает шрифт , второй – направление текста (горизонтальное – HorizDir лиюо вертикальное – VertDir), и, наконец третий – размер шрифта (масштабный множитель) </text:p>
        </text:list-item>
        <text:list-item>
          <text:p text:style-name="P50"><text:span text:style-name="T4">Assign </text:span>– связывает имя внешнего файла (с которым мы будем работать) с файловой переменной </text:p>
        </text:list-item>
        <text:list-item>
          <text:p text:style-name="P50"><text:span text:style-name="T4">Bar</text:span> – предназначена для вывода на экран закрашенного прямоугольника; параметры: Х1, У1 – координаты левого верхнего угла прямоугольника, Х2, У2 – координаты правого нижнего угла</text:p>
        </text:list-item>
        <text:list-item>
          <text:p text:style-name="P50"><text:span text:style-name="T4">InitGraph &amp; CloseGraph </text:span>– первая процедура производит переключение в графический режим, а вторая – завершение работы в графическом режиме. Первый параметр в первой процедуре задает тип видеоадаптера, второй – определяет режим, а третий – представляет собой строку <text:s/>с указанием расположения драйвера на диске</text:p>
        </text:list-item>
        <text:list-item>
          <text:p text:style-name="P50"><text:span text:style-name="T4">Delay </text:span>– эта процедура приостанавливает выполнение программы <text:s/>на указанное количество миллисекунд</text:p>
        </text:list-item>
        <text:list-item>
          <text:p text:style-name="P50"><text:span text:style-name="T4">Exit &amp; Halt</text:span> – первая процедура останавливает выполнение функции, а вторая – выполнение всей программы</text:p>
        </text:list-item>
        <text:list-item>
          <text:p text:style-name="P50"><text:span text:style-name="T4">KeyPressed </text:span>– эта процедура возвращает значение «истина», если нажата любая клавиша</text:p>
        </text:list-item>
        <text:list-item>
          <text:p text:style-name="P50"><text:span text:style-name="T4">Line</text:span> – эта процедура выводит отрезок прямой, задаваемый начальной координатой (х1,у1) и конечной – (х2,у2)</text:p>
        </text:list-item>
        <text:list-item>
          <text:p text:style-name="P50"><text:span text:style-name="T4">OutTextXY</text:span> – служит для вывода текста на «графический» экран. Первые два параметра задают графические координаты начала текста, а разве это кто-то читает, никто не читает, только зря объем создавал, а третий параметр сдержит сам текст, который требуется вывести на <text:s/>экран</text:p>
        </text:list-item>
        <text:list-item>
          <text:p text:style-name="P50"><text:span text:style-name="T4">Rectangle</text:span> – процедура, обеспечивающая рисование не закрашенного прямоугольника; параметры теже, что и в процедуре bar</text:p>
        </text:list-item>
        <text:list-item>
          <text:p text:style-name="P51"><text:span text:style-name="T11">SetBKcolor</text:span><text:span text:style-name="T12"> – устанавливает цвет фона; параметры – цифровые коды цветов, либо встроенные константы, обозначающие цвет </text:span></text:p>
        </text:list-item>
        <text:list-item>
          <text:p text:style-name="P52"><text:span text:style-name="T4">SetColor</text:span> – цвет графического объекта, параметры теже, что и в процедуре SetBKColor</text:p>
        </text:list-item>
      </text:list>
      <text:p text:style-name="Text_20_body"><text:tab/><text:span text:style-name="T2">Дополнительные процедуры</text:span></text:p>
      <text:p text:style-name="Text_20_body">Кроме стандартных и собственных используются несколько дополнительных процедур:</text:p>
      <text:list text:style-name="L14">
        <text:list-item>
          <text:p text:style-name="P53"><text:span text:style-name="T4">InitMouse </text:span>– инициализация мыши.</text:p>
        </text:list-item>
        <text:list-item>
          <text:p text:style-name="P53"><text:span text:style-name="T4">Hide, Show </text:span>– спрятать и показать курсор мыши.</text:p>
        </text:list-item>
        <text:list-item>
          <text:p text:style-name="P53"><text:span text:style-name="T4">GetMouse</text:span> – узнать координаты и состояние кнопок мыши в текущий момент.</text:p>
        </text:list-item>
      </text:list>
      <text:h text:style-name="Heading_20_1" text:outline-level="1">Заключение</text:h>
      <text:p text:style-name="P21">(Анализ программы)</text:p>
      <text:p text:style-name="P54"><text:span text:style-name="T1">Данная программа – уже не первый мой достаточно большой и трудоемкий проект, были другие, и не один. Но это -первый серьезный проект на Паскале, до этого я использовал другие языки.</text:span></text:p>
      <text:p text:style-name="P55"/>
      <text:p text:style-name="P54"><text:span text:style-name="T1">Думаю, что данный проект дал мне достаточный опыт в разработке программ, что в современных условиях достаточно ценно. Я делал эту программу не для реферата, я делал ее «так», просто как необходимую, мне в том числе. Думаю, это тоже подействовало положительно. </text:span></text:p>
      <text:p text:style-name="P55"/>
      <text:p text:style-name="P56">Во время работы над проектом я:</text:p>
      <text:list text:style-name="L15">
        <text:list-item>
          <text:p text:style-name="P57">Создал файловый менеджер</text:p>
        </text:list-item>
        <text:list-item>
          <text:p text:style-name="P58"><text:span text:style-name="T13">Довольно хорошо изучил программирование на </text:span><text:span text:style-name="T14">Pascal</text:span></text:p>
        </text:list-item>
        <text:list-item>
          <text:p text:style-name="P57">Расширил свои знания в области графических форматов</text:p>
        </text:list-item>
        <text:list-item>
          <text:p text:style-name="P57">Изучил правила создания оконного пользовательского интерфейса в среде DOS</text:p>
        </text:list-item>
        <text:list-item>
          <text:p text:style-name="P59">Узнал больше о работе с бинарными файлами средствами языка программирования.</text:p>
        </text:list-item>
        <text:list-item>
          <text:p text:style-name="P59">Лучше научился работать со структурами данных типа «список».</text:p>
        </text:list-item>
      </text:list>
      <text:p text:style-name="P60"/>
      <text:p text:style-name="P60"/>
      <text:p text:style-name="P60"><text:tab/>Что получилось:</text:p>
      <text:list text:style-name="L16">
        <text:list-item>
          <text:p text:style-name="P61"><text:span text:style-name="T1">Оконная система, несколько задач</text:span></text:p>
        </text:list-item>
        <text:list-item>
          <text:p text:style-name="P62">Графический интерфейс, похожий на Windows</text:p>
        </text:list-item>
        <text:list-item>
          <text:p text:style-name="P62">Основные требования, изложенные в ТЗ</text:p>
        </text:list-item>
        <text:list-item>
          <text:p text:style-name="P62">И другое, что я и хотел реализовать.</text:p>
        </text:list-item>
        <text:list-item>
          <text:p text:style-name="P62">Стоит заметить, что уже 19 страница таким трудом написанной ПЗ.</text:p>
        </text:list-item>
      </text:list>
      <text:p text:style-name="P63"/>
      <text:p text:style-name="P63">Что не получилось:</text:p>
      <text:list text:style-name="L17">
        <text:list-item>
          <text:p text:style-name="P64">Хорошо отладить программу</text:p>
        </text:list-item>
        <text:list-item>
          <text:p text:style-name="P64">Доделать работу с вложенными папками</text:p>
        </text:list-item>
        <text:list-item>
          <text:p text:style-name="P64">Исправить небольшие ошибки</text:p>
        </text:list-item>
        <text:list-item>
          <text:p text:style-name="P64">Сделать поддержку внешних программ, работающих в виде окна (идеи есть).</text:p>
        </text:list-item>
      </text:list>
      <text:p text:style-name="P63"/>
      <text:p text:style-name="P63">Почему не получилось:</text:p>
      <text:list text:style-name="L18">
        <text:list-item>
          <text:p text:style-name="P65">Не успел, просто не успел. Сейчас 7:45, чуть больше часа до защиты, я пару часов назад закончил саму программу, и у меня еще руководство пользователя не написано.</text:p>
        </text:list-item>
      </text:list>
      <text:p text:style-name="P63"/>
      <text:p text:style-name="P63"/>
      <text:p text:style-name="P66">Литература</text:p>
      <text:p text:style-name="P63"/>
      <text:list text:style-name="L19">
        <text:list-item>
          <text:p text:style-name="P67">Справка из Паскаля на русском языке</text:p>
        </text:list-item>
        <text:list-item>
          <text:p text:style-name="P67">Формат BMP файла (<text:a xlink:type="simple" xlink:href="http://jenyay.wallst.ru/index.php?id=bmp">http://jenyay.wallst.ru/index.php?id=bmp</text:a>)</text:p>
        </text:list-item>
        <text:list-item>
          <text:p text:style-name="P67">nil (окончание списка книг)</text:p>
        </text:list-item>
      </text:list>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1cm" style:auto-text-indent="false"/>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0z0" style:family="text">
      <style:text-properties style:text-underline-style="none"/>
    </style:style>
    <style:style style:name="WW8Num11z0" style:family="text">
      <style:text-properties style:font-name="StarSymbol" fo:font-size="9pt" style:font-size-asian="9pt" style:font-name-complex="StarSymbol2" style:font-size-complex="9pt"/>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0" style:num-suffix="." text:bullet-char="✗">
        <style:list-level-properties text:space-before="1.27cm" text:min-label-width="0.635cm"/>
        <style:text-properties style:font-name="StarSymbol"/>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0" style:num-suffix="." text:bullet-char="✗">
        <style:list-level-properties text:space-before="3.175cm" text:min-label-width="0.635cm"/>
        <style:text-properties style:font-name="StarSymbol"/>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0" style:num-suffix="." text:bullet-char="✗">
        <style:list-level-properties text:space-before="5.08cm" text:min-label-width="0.635cm"/>
        <style:text-properties style:font-name="StarSymbol"/>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
      </text:list-level-style-bullet>
      <text:list-level-style-bullet text:level="2" text:style-name="WW8Num11z0" style:num-suffix="." text:bullet-char="✗">
        <style:list-level-properties text:space-before="1.27cm" text:min-label-width="0.635cm"/>
        <style:text-properties style:font-name="StarSymbol"/>
      </text:list-level-style-bullet>
      <text:list-level-style-bullet text:level="3" text:style-name="WW8Num11z0"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StarSymbol"/>
      </text:list-level-style-bullet>
      <text:list-level-style-bullet text:level="5" text:style-name="WW8Num11z0" style:num-suffix="." text:bullet-char="✗">
        <style:list-level-properties text:space-before="3.175cm" text:min-label-width="0.635cm"/>
        <style:text-properties style:font-name="StarSymbol"/>
      </text:list-level-style-bullet>
      <text:list-level-style-bullet text:level="6" text:style-name="WW8Num11z0"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StarSymbol"/>
      </text:list-level-style-bullet>
      <text:list-level-style-bullet text:level="8" text:style-name="WW8Num11z0" style:num-suffix="." text:bullet-char="✗">
        <style:list-level-properties text:space-before="5.08cm" text:min-label-width="0.635cm"/>
        <style:text-properties style:font-name="StarSymbol"/>
      </text:list-level-style-bullet>
      <text:list-level-style-bullet text:level="9" text:style-name="WW8Num11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1$Win32 OpenOffice.org_project/680m1$Build-8990</meta:generator>
    <meta:initial-creator>Игорь Кошелев</meta:initial-creator>
    <meta:creation-date>2006-06-07T03:21:17</meta:creation-date>
    <dc:creator>Игорь Кошелев</dc:creator>
    <dc:date>2006-06-07T07:51:43</dc:date>
    <dc:language>ru-RU</dc:language>
    <meta:editing-cycles>41</meta:editing-cycles>
    <meta:editing-duration>PT4H30M27S</meta:editing-duration>
    <meta:user-defined meta:name="Info 1"/>
    <meta:user-defined meta:name="Info 2"/>
    <meta:user-defined meta:name="Info 3"/>
    <meta:user-defined meta:name="Info 4"/>
    <meta:document-statistic meta:table-count="2" meta:image-count="0" meta:object-count="0" meta:page-count="20" meta:paragraph-count="249" meta:word-count="2587" meta:character-count="19549"/>
  </office:meta>
</office:document-meta>
</file>